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dieval Pixel" svg:font-family="'Medieval Pixe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Medieval Pixel" fo:font-size="28pt" officeooo:rsid="0004cea7" officeooo:paragraph-rsid="0004cea7" style:font-size-asian="28pt" style:font-size-complex="28pt"/>
    </style:style>
    <style:style style:name="P2" style:family="paragraph" style:parent-style-name="Standard">
      <style:paragraph-properties fo:text-align="center" style:justify-single-word="false"/>
      <style:text-properties style:font-name="Medieval Pixel" fo:font-size="40pt" officeooo:rsid="0004cea7" officeooo:paragraph-rsid="0004cea7" style:font-size-asian="40pt" style:font-size-complex="40pt"/>
    </style:style>
    <style:style style:name="P3" style:family="paragraph" style:parent-style-name="Standard">
      <style:paragraph-properties fo:text-align="start" style:justify-single-word="false"/>
      <style:text-properties style:font-name="Medieval Pixel" fo:font-size="14pt" officeooo:rsid="0004cea7" officeooo:paragraph-rsid="000cc052" style:font-size-asian="14pt" style:font-size-complex="14pt"/>
    </style:style>
    <style:style style:name="P4" style:family="paragraph" style:parent-style-name="Standard">
      <style:paragraph-properties fo:text-align="center" style:justify-single-word="false"/>
      <style:text-properties style:font-name="Lato Medium" fo:font-size="12pt" officeooo:rsid="0004cea7" officeooo:paragraph-rsid="0004cea7" style:font-size-asian="10.5pt" style:font-size-complex="12pt"/>
    </style:style>
    <style:style style:name="P5" style:family="paragraph" style:parent-style-name="Standard">
      <style:paragraph-properties fo:text-align="start" style:justify-single-word="false"/>
      <style:text-properties style:font-name="Lato Medium" fo:font-size="12pt" officeooo:rsid="0007d3b3" officeooo:paragraph-rsid="0007d3b3" style:font-size-asian="12pt" style:font-size-complex="12pt"/>
    </style:style>
    <style:style style:name="P6" style:family="paragraph" style:parent-style-name="Standard">
      <style:paragraph-properties fo:text-align="start" style:justify-single-word="false"/>
      <style:text-properties style:font-name="Lato Medium" fo:font-size="12pt" officeooo:rsid="000b3b70" officeooo:paragraph-rsid="0007d3b3" style:font-size-asian="12pt" style:font-size-complex="12pt"/>
    </style:style>
    <style:style style:name="P7" style:family="paragraph" style:parent-style-name="Standard">
      <style:paragraph-properties fo:text-align="start" style:justify-single-word="false"/>
      <style:text-properties style:font-name="Lato Medium" fo:font-size="12pt" officeooo:rsid="0017f0a1" officeooo:paragraph-rsid="000cc052" style:font-size-asian="12pt" style:font-size-complex="12pt"/>
    </style:style>
    <style:style style:name="P8"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1ef5f8" officeooo:paragraph-rsid="001ef5f8"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1ef5f8" officeooo:paragraph-rsid="00255a3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2a7c00" officeooo:paragraph-rsid="002a7c00"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420370" officeooo:paragraph-rsid="00420370"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4406f8" officeooo:paragraph-rsid="004406f8"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4d1452" officeooo:paragraph-rsid="004d1452"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547494" officeooo:paragraph-rsid="00547494"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652966" officeooo:paragraph-rsid="00652966"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ato Medium" fo:font-size="12pt" style:text-underline-style="none" officeooo:rsid="0019b236" officeooo:paragraph-rsid="0019b236" style:font-size-asian="10.5pt" style:font-size-complex="12pt"/>
    </style:style>
    <style:style style:name="P17" style:family="paragraph" style:parent-style-name="Standard">
      <style:paragraph-properties fo:text-align="center" style:justify-single-word="false"/>
      <style:text-properties style:font-name="Lato Medium" fo:font-size="12pt" style:text-underline-style="none" officeooo:rsid="001e2793" officeooo:paragraph-rsid="001e2793" style:font-size-asian="10.5pt" style:font-size-complex="12pt"/>
    </style:style>
    <style:style style:name="P18" style:family="paragraph" style:parent-style-name="Standard">
      <style:paragraph-properties fo:text-align="start" style:justify-single-word="false"/>
      <style:text-properties style:font-name="Lato Medium" fo:font-size="12pt" style:text-underline-style="none" officeooo:rsid="001e2793" officeooo:paragraph-rsid="001e2793" style:font-size-asian="10.5pt" style:font-size-complex="12pt"/>
    </style:style>
    <style:style style:name="P19" style:family="paragraph" style:parent-style-name="Standard">
      <style:paragraph-properties fo:text-align="start" style:justify-single-word="false"/>
      <style:text-properties style:font-name="Lato Medium" fo:font-size="12pt" style:text-underline-style="none" fo:font-weight="normal" officeooo:rsid="0020d445" officeooo:paragraph-rsid="001ef5f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ato Medium" fo:font-size="12pt" style:text-underline-style="none" fo:font-weight="normal" officeooo:rsid="00210de3" officeooo:paragraph-rsid="001ef5f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ato Medium" fo:font-size="12pt" style:text-underline-style="none" fo:font-weight="normal" officeooo:rsid="00218550" officeooo:paragraph-rsid="001ef5f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ato Medium" fo:font-size="12pt" style:text-underline-style="none" fo:font-weight="normal" officeooo:rsid="002221dc" officeooo:paragraph-rsid="00255a3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ato Medium" fo:font-size="12pt" style:text-underline-style="none" fo:font-weight="normal" officeooo:rsid="002bbed6" officeooo:paragraph-rsid="002a7c0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ato Medium" fo:font-size="12pt" style:text-underline-style="none" fo:font-weight="normal" officeooo:rsid="002bbed6" officeooo:paragraph-rsid="002bbed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ato Medium" fo:font-size="12pt" style:text-underline-style="none" fo:font-weight="normal" officeooo:rsid="002ddf4d" officeooo:paragraph-rsid="002ddf4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ato Medium" fo:font-size="12pt" style:text-underline-style="none" fo:font-weight="normal" officeooo:rsid="002ddf4d" officeooo:paragraph-rsid="00378f0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ato Medium" fo:font-size="12pt" style:text-underline-style="none" fo:font-weight="normal" officeooo:rsid="002f938c" officeooo:paragraph-rsid="002ddf4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ato Medium" fo:font-size="12pt" style:text-underline-style="none" fo:font-weight="normal" officeooo:rsid="002f938c" officeooo:paragraph-rsid="002f938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ato Medium" fo:font-size="12pt" style:text-underline-style="none" fo:font-weight="normal" officeooo:rsid="0030529b" officeooo:paragraph-rsid="0030529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ato Medium" fo:font-size="12pt" style:text-underline-style="none" fo:font-weight="normal" officeooo:rsid="0030529b" officeooo:paragraph-rsid="00378f0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ato Medium" fo:font-size="12pt" style:text-underline-style="none" fo:font-weight="normal" officeooo:rsid="0030d074" officeooo:paragraph-rsid="0030529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ato Medium" fo:font-size="12pt" style:text-underline-style="none" fo:font-weight="normal" officeooo:rsid="0030d074" officeooo:paragraph-rsid="0030d07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ato Medium" fo:font-size="12pt" style:text-underline-style="none" fo:font-weight="normal" officeooo:rsid="0031384b" officeooo:paragraph-rsid="0030d07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ato Medium" fo:font-size="12pt" style:text-underline-style="none" fo:font-weight="normal" officeooo:rsid="0032e6c8" officeooo:paragraph-rsid="0031384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ato Medium" fo:font-size="12pt" style:text-underline-style="none" fo:font-weight="normal" officeooo:rsid="0033f638" officeooo:paragraph-rsid="0032e6c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Lato Medium" fo:font-size="12pt" style:text-underline-style="none" fo:font-weight="normal" officeooo:rsid="0033f638" officeooo:paragraph-rsid="0033f63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ato Medium" fo:font-size="12pt" style:text-underline-style="none" fo:font-weight="normal" officeooo:rsid="0034cd44" officeooo:paragraph-rsid="0033f63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ato Medium" fo:font-size="12pt" style:text-underline-style="none" fo:font-weight="normal" officeooo:rsid="00368c4f" officeooo:paragraph-rsid="0033f63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ato Medium" fo:font-size="12pt" style:text-underline-style="none" fo:font-weight="normal" officeooo:rsid="003c3b01" officeooo:paragraph-rsid="003c3b0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ato Medium" fo:font-size="12pt" style:text-underline-style="none" fo:font-weight="normal" officeooo:rsid="003981ca" officeooo:paragraph-rsid="0038c389"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ato Medium" fo:font-size="12pt" style:text-underline-style="none" fo:font-weight="normal" officeooo:rsid="003981ca" officeooo:paragraph-rsid="003981ca"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ato Medium" fo:font-size="12pt" style:text-underline-style="none" fo:font-weight="normal" officeooo:rsid="003b14f4" officeooo:paragraph-rsid="003981ca"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ato Medium" fo:font-size="12pt" style:text-underline-style="none" fo:font-weight="normal" officeooo:rsid="003e1e3a" officeooo:paragraph-rsid="003981c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ato Medium" fo:font-size="12pt" style:text-underline-style="none" fo:font-weight="normal" officeooo:rsid="003e1e3a" officeooo:paragraph-rsid="003ce8d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Lato Medium" fo:font-size="12pt" style:text-underline-style="none" fo:font-weight="normal" officeooo:rsid="003ce8d4" officeooo:paragraph-rsid="003b14f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ato Medium" fo:font-size="12pt" style:text-underline-style="none" fo:font-weight="normal" officeooo:rsid="003ce8d4" officeooo:paragraph-rsid="003ce8d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ato Medium" fo:font-size="12pt" style:text-underline-style="none" fo:font-weight="normal" officeooo:rsid="003fbb89" officeooo:paragraph-rsid="003e1e3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Lato Medium" fo:font-size="12pt" style:text-underline-style="none" fo:font-weight="normal" officeooo:rsid="00408de2" officeooo:paragraph-rsid="003fbb89"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Lato Medium" fo:font-size="12pt" style:text-underline-style="none" fo:font-weight="normal" officeooo:rsid="0040a0d1" officeooo:paragraph-rsid="00408de2"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Lato Medium" fo:font-size="12pt" style:text-underline-style="none" fo:font-weight="normal" officeooo:rsid="0040a0d1" officeooo:paragraph-rsid="0040a0d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Lato Medium" fo:font-size="12pt" style:text-underline-style="none" fo:font-weight="normal" officeooo:rsid="00420370" officeooo:paragraph-rsid="0042037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ato Medium" fo:font-size="12pt" style:text-underline-style="none" fo:font-weight="normal" officeooo:rsid="00420370" officeooo:paragraph-rsid="00420370"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Lato Medium" fo:font-size="12pt" style:text-underline-style="none" fo:font-weight="normal" officeooo:rsid="004406f8" officeooo:paragraph-rsid="004406f8"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Lato Medium" fo:font-size="12pt" style:text-underline-style="none" fo:font-weight="normal" officeooo:rsid="0047a9b7" officeooo:paragraph-rsid="004406f8"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Lato Medium" fo:font-size="12pt" style:text-underline-style="none" fo:font-weight="normal" officeooo:rsid="0047a9b7" officeooo:paragraph-rsid="0047a9b7"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ato Medium" fo:font-size="12pt" style:text-underline-style="none" fo:font-weight="normal" officeooo:rsid="004816bb" officeooo:paragraph-rsid="0047ed48"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Lato Medium" fo:font-size="12pt" style:text-underline-style="none" fo:font-weight="normal" officeooo:rsid="0049d9ad" officeooo:paragraph-rsid="0049d9ad"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Lato Medium" fo:font-size="12pt" style:text-underline-style="none" fo:font-weight="normal" officeooo:rsid="004b0879" officeooo:paragraph-rsid="004b087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Lato Medium" fo:font-size="12pt" style:text-underline-style="none" fo:font-weight="normal" officeooo:rsid="004c3ed4" officeooo:paragraph-rsid="004c3ed4"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Lato Medium" fo:font-size="12pt" style:text-underline-style="none" fo:font-weight="normal" officeooo:rsid="004cc5a8" officeooo:paragraph-rsid="004c3ed4"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Lato Medium" fo:font-size="12pt" style:text-underline-style="none" fo:font-weight="normal" officeooo:rsid="004cc5a8" officeooo:paragraph-rsid="004cc5a8"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Lato Medium" fo:font-size="12pt" style:text-underline-style="none" fo:font-weight="normal" officeooo:rsid="004d1452" officeooo:paragraph-rsid="004d1452"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Lato Medium" fo:font-size="12pt" style:text-underline-style="none" fo:font-weight="normal" officeooo:rsid="0051360a" officeooo:paragraph-rsid="004d1452"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Lato Medium" fo:font-size="12pt" style:text-underline-style="none" fo:font-weight="normal" officeooo:rsid="00532681" officeooo:paragraph-rsid="00532681"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Lato Medium" fo:font-size="12pt" style:text-underline-style="none" fo:font-weight="normal" officeooo:rsid="004e9fa3" officeooo:paragraph-rsid="004e9fa3"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Lato Medium" fo:font-size="12pt" style:text-underline-style="none" fo:font-weight="normal" officeooo:rsid="00547494" officeooo:paragraph-rsid="00547494"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Lato Medium" fo:font-size="12pt" style:text-underline-style="none" fo:font-weight="normal" officeooo:rsid="0057b7f6" officeooo:paragraph-rsid="00547494"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Lato Medium" fo:font-size="12pt" style:text-underline-style="none" fo:font-weight="normal" officeooo:rsid="0058fd15" officeooo:paragraph-rsid="0058fd15"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ato Medium" fo:font-size="12pt" style:text-underline-style="none" fo:font-weight="normal" officeooo:rsid="005b1355" officeooo:paragraph-rsid="0058fd15"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Lato Medium" fo:font-size="12pt" style:text-underline-style="none" fo:font-weight="normal" officeooo:rsid="005c89e2" officeooo:paragraph-rsid="0058fd15"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Lato Medium" fo:font-size="12pt" style:text-underline-style="none" fo:font-weight="normal" officeooo:rsid="00652966" officeooo:paragraph-rsid="00652966"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Lato Medium" fo:font-size="12pt" fo:font-style="normal" style:text-underline-style="none" fo:font-weight="normal" officeooo:rsid="000cc052" officeooo:paragraph-rsid="00613ca0"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ato Medium" fo:font-size="12pt" fo:font-style="normal" style:text-underline-style="none" fo:font-weight="normal" officeooo:rsid="000cc052" officeooo:paragraph-rsid="006150e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ato Medium" fo:font-size="12pt" fo:font-style="normal" style:text-underline-style="none" fo:font-weight="normal" officeooo:rsid="0061a958" officeooo:paragraph-rsid="0061a958"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ato Medium" fo:font-size="12pt" fo:font-style="normal" style:text-underline-style="none" fo:font-weight="normal" officeooo:rsid="005dee54" officeooo:paragraph-rsid="0058fd15"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ato Medium" fo:font-size="12pt" fo:font-style="normal" style:text-underline-style="none" fo:font-weight="normal" officeooo:rsid="005ec304" officeooo:paragraph-rsid="005ec304"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ato Medium" fo:font-size="12pt" fo:font-style="normal" style:text-underline-style="none" fo:font-weight="bold" officeooo:rsid="0061a958" officeooo:paragraph-rsid="0061a958"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font-name="Lato Medium" fo:font-size="12pt" fo:font-style="normal" style:text-underline-style="none" fo:font-weight="bold" officeooo:rsid="0061ba29" officeooo:paragraph-rsid="0061ba29"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style:font-name="Lato Medium" fo:font-size="12pt" fo:font-style="normal" style:text-underline-style="none" fo:font-weight="bold" officeooo:rsid="0061fcdf" officeooo:paragraph-rsid="0061fcdf"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font-name="Lato Medium" fo:font-size="12pt" fo:font-style="normal" style:text-underline-style="none" fo:font-weight="bold" officeooo:rsid="00718184" officeooo:paragraph-rsid="00718184"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Lato Medium" fo:font-size="12pt" fo:font-style="normal" style:text-underline-style="none" fo:font-weight="bold" officeooo:rsid="0074077b" officeooo:paragraph-rsid="0074077b"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font-name="Lato Medium" fo:font-size="12pt" fo:font-style="normal" style:text-underline-style="none" fo:font-weight="bold" officeooo:rsid="0074f330" officeooo:paragraph-rsid="0074f330"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font-name="Lato Medium" fo:font-size="12pt" fo:font-style="italic" style:text-underline-style="none" fo:font-weight="normal" officeooo:rsid="0051360a" officeooo:paragraph-rsid="004d1452" style:font-size-asian="12pt" style:font-style-asian="italic" style:font-weight-asian="normal" style:font-size-complex="12pt" style:font-style-complex="italic" style:font-weight-complex="normal"/>
    </style:style>
    <style:style style:name="P84" style:family="paragraph" style:parent-style-name="Standard">
      <style:paragraph-properties fo:text-align="center" style:justify-single-word="false"/>
      <style:text-properties style:font-name="Lato Medium" fo:font-size="20pt" officeooo:rsid="0004cea7" officeooo:paragraph-rsid="0004cea7" style:font-size-asian="20pt" style:font-size-complex="20pt"/>
    </style:style>
    <style:style style:name="P85" style:family="paragraph" style:parent-style-name="Standard">
      <style:paragraph-properties fo:text-align="center" style:justify-single-word="false"/>
      <style:text-properties style:font-name="Lato Medium" fo:font-size="20pt" officeooo:rsid="0007d3b3" officeooo:paragraph-rsid="0007d3b3" style:font-size-asian="20pt" style:font-size-complex="20pt"/>
    </style:style>
    <style:style style:name="P86"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7d3b3" officeooo:paragraph-rsid="0007d3b3" style:font-size-asian="20pt" style:font-size-complex="20pt"/>
    </style:style>
    <style:style style:name="P87"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4cea7" officeooo:paragraph-rsid="0004cea7" style:font-size-asian="20pt" style:font-size-complex="20pt"/>
    </style:style>
    <style:style style:name="P88"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cc052" officeooo:paragraph-rsid="000cc052" style:font-size-asian="20pt" style:font-size-complex="20pt"/>
    </style:style>
    <style:style style:name="P89"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0cc052" officeooo:paragraph-rsid="000cc052" style:font-size-asian="20pt" style:font-size-complex="20pt"/>
    </style:style>
    <style:style style:name="P90"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19b236" officeooo:paragraph-rsid="0019b236" style:font-size-asian="20pt" style:font-size-complex="20pt"/>
    </style:style>
    <style:style style:name="P91"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19b236" officeooo:paragraph-rsid="0019b236" style:font-size-asian="20pt" style:font-size-complex="20pt"/>
    </style:style>
    <style:style style:name="P92"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1e2793" officeooo:paragraph-rsid="001e2793" style:font-size-asian="20pt" style:font-size-complex="20pt"/>
    </style:style>
    <style:style style:name="P93" style:family="paragraph" style:parent-style-name="Standard">
      <style:paragraph-properties fo:text-align="center" style:justify-single-word="false" fo:break-before="page"/>
      <style:text-properties style:font-name="Lato Medium" fo:font-size="20pt" fo:font-style="normal" style:text-underline-style="solid" style:text-underline-width="auto" style:text-underline-color="font-color" fo:font-weight="bold" officeooo:rsid="00613ca0" officeooo:paragraph-rsid="00613ca0" style:font-size-asian="20pt" style:font-style-asian="normal" style:font-weight-asian="bold" style:font-size-complex="20pt" style:font-style-complex="normal" style:font-weight-complex="bold"/>
    </style:style>
    <style:style style:name="P94" style:family="paragraph" style:parent-style-name="Standard">
      <style:paragraph-properties fo:text-align="center" style:justify-single-word="false"/>
      <style:text-properties style:font-name="Lato Medium" fo:font-size="20pt" fo:font-style="normal" style:text-underline-style="solid" style:text-underline-width="auto" style:text-underline-color="font-color" fo:font-weight="bold" officeooo:rsid="005edcb1" officeooo:paragraph-rsid="005f8719" style:font-size-asian="20pt" style:font-style-asian="normal" style:font-weight-asian="bold" style:font-size-complex="20pt" style:font-style-complex="normal" style:font-weight-complex="bold"/>
    </style:style>
    <style:style style:name="P95" style:family="paragraph" style:parent-style-name="Standard">
      <style:paragraph-properties fo:text-align="start" style:justify-single-word="false"/>
      <style:text-properties style:font-name="Lato Medium" fo:font-size="16pt" officeooo:rsid="000651ac" officeooo:paragraph-rsid="000651ac" style:font-size-asian="16pt" style:font-size-complex="16pt"/>
    </style:style>
    <style:style style:name="P96" style:family="paragraph" style:parent-style-name="Standard">
      <style:paragraph-properties fo:text-align="start" style:justify-single-word="false"/>
      <style:text-properties style:font-name="Lato Medium" fo:font-size="16pt" officeooo:rsid="0022b95e" officeooo:paragraph-rsid="0022b95e" style:font-size-asian="16pt" style:font-size-complex="16pt"/>
    </style:style>
    <style:style style:name="P97" style:family="paragraph" style:parent-style-name="Standard">
      <style:paragraph-properties fo:text-align="start" style:justify-single-word="false"/>
      <style:text-properties style:font-name="Lato Medium" fo:font-size="16pt" officeooo:rsid="004432c1" officeooo:paragraph-rsid="004432c1" style:font-size-asian="16pt" style:font-size-complex="16pt"/>
    </style:style>
    <style:style style:name="P98" style:family="paragraph" style:parent-style-name="Standard">
      <style:paragraph-properties fo:text-align="start" style:justify-single-word="false"/>
      <style:text-properties style:font-name="Lato Medium" fo:font-size="16pt" officeooo:rsid="0044701e" officeooo:paragraph-rsid="0044701e" style:font-size-asian="16pt" style:font-size-complex="16pt"/>
    </style:style>
    <style:style style:name="P99" style:family="paragraph" style:parent-style-name="Standard">
      <style:paragraph-properties fo:text-align="start" style:justify-single-word="false"/>
      <style:text-properties style:font-name="Lato Medium" fo:font-size="16pt" officeooo:rsid="0007d3b3" officeooo:paragraph-rsid="0007d3b3" style:font-size-asian="14pt" style:font-size-complex="16pt"/>
    </style:style>
    <style:style style:name="P100" style:family="paragraph" style:parent-style-name="Standard">
      <style:paragraph-properties fo:text-align="start" style:justify-single-word="false"/>
      <style:text-properties officeooo:paragraph-rsid="002ddf4d"/>
    </style:style>
    <style:style style:name="P101" style:family="paragraph" style:parent-style-name="Standard">
      <style:paragraph-properties fo:text-align="start" style:justify-single-word="false"/>
      <style:text-properties officeooo:rsid="0030529b" officeooo:paragraph-rsid="0030529b"/>
    </style:style>
    <style:style style:name="P102" style:family="paragraph" style:parent-style-name="Standard">
      <style:paragraph-properties fo:text-align="start" style:justify-single-word="false"/>
      <style:text-properties officeooo:rsid="0030d074" officeooo:paragraph-rsid="0030d074"/>
    </style:style>
    <style:style style:name="P103" style:family="paragraph" style:parent-style-name="Standard">
      <style:paragraph-properties fo:text-align="start" style:justify-single-word="false"/>
      <style:text-properties officeooo:rsid="0031384b" officeooo:paragraph-rsid="0031384b"/>
    </style:style>
    <style:style style:name="P104" style:family="paragraph" style:parent-style-name="Standard">
      <style:paragraph-properties fo:text-align="start" style:justify-single-word="false"/>
      <style:text-properties officeooo:rsid="0032e6c8" officeooo:paragraph-rsid="0032e6c8"/>
    </style:style>
    <style:style style:name="P105" style:family="paragraph" style:parent-style-name="Standard">
      <style:paragraph-properties fo:text-align="start" style:justify-single-word="false"/>
      <style:text-properties officeooo:rsid="0033f638" officeooo:paragraph-rsid="0033f638"/>
    </style:style>
    <style:style style:name="P106" style:family="paragraph" style:parent-style-name="Standard">
      <style:paragraph-properties fo:text-align="start" style:justify-single-word="false"/>
      <style:text-properties style:text-underline-style="solid" style:text-underline-width="auto" style:text-underline-color="font-color" fo:font-weight="bold" officeooo:rsid="0038c389" officeooo:paragraph-rsid="0038c389" style:font-weight-asian="bold" style:font-weight-complex="bold"/>
    </style:style>
    <style:style style:name="P107" style:family="paragraph" style:parent-style-name="Standard">
      <style:paragraph-properties fo:text-align="start" style:justify-single-word="false"/>
      <style:text-properties style:text-underline-style="solid" style:text-underline-width="auto" style:text-underline-color="font-color" fo:font-weight="bold" officeooo:rsid="003981ca" officeooo:paragraph-rsid="003981ca" style:font-weight-asian="bold" style:font-weight-complex="bold"/>
    </style:style>
    <style:style style:name="P108" style:family="paragraph" style:parent-style-name="Standard">
      <style:paragraph-properties fo:text-align="start" style:justify-single-word="false"/>
      <style:text-properties style:text-underline-style="solid" style:text-underline-width="auto" style:text-underline-color="font-color" fo:font-weight="bold" officeooo:rsid="003b14f4" officeooo:paragraph-rsid="003b14f4" style:font-weight-asian="bold" style:font-weight-complex="bold"/>
    </style:style>
    <style:style style:name="P109" style:family="paragraph" style:parent-style-name="Standard">
      <style:paragraph-properties fo:text-align="start" style:justify-single-word="false"/>
      <style:text-properties style:text-underline-style="solid" style:text-underline-width="auto" style:text-underline-color="font-color" fo:font-weight="bold" officeooo:rsid="003ce8d4" officeooo:paragraph-rsid="003ce8d4" style:font-weight-asian="bold" style:font-weight-complex="bold"/>
    </style:style>
    <style:style style:name="P110" style:family="paragraph" style:parent-style-name="Standard">
      <style:paragraph-properties fo:text-align="start" style:justify-single-word="false"/>
      <style:text-properties style:text-underline-style="solid" style:text-underline-width="auto" style:text-underline-color="font-color" fo:font-weight="bold" officeooo:rsid="003e1e3a" officeooo:paragraph-rsid="003e1e3a" style:font-weight-asian="bold" style:font-weight-complex="bold"/>
    </style:style>
    <style:style style:name="P111" style:family="paragraph" style:parent-style-name="Standard">
      <style:paragraph-properties fo:text-align="start" style:justify-single-word="false"/>
      <style:text-properties style:text-underline-style="solid" style:text-underline-width="auto" style:text-underline-color="font-color" fo:font-weight="bold" officeooo:rsid="003fbb89" officeooo:paragraph-rsid="003fbb89" style:font-weight-asian="bold" style:font-weight-complex="bold"/>
    </style:style>
    <style:style style:name="P112" style:family="paragraph" style:parent-style-name="Standard">
      <style:paragraph-properties fo:text-align="start" style:justify-single-word="false"/>
      <style:text-properties style:text-underline-style="solid" style:text-underline-width="auto" style:text-underline-color="font-color" fo:font-weight="bold" officeooo:rsid="00408de2" officeooo:paragraph-rsid="00408de2" style:font-weight-asian="bold" style:font-weight-complex="bold"/>
    </style:style>
    <style:style style:name="P113" style:family="paragraph" style:parent-style-name="Standard">
      <style:paragraph-properties fo:text-align="start" style:justify-single-word="false"/>
      <style:text-properties style:text-underline-style="solid" style:text-underline-width="auto" style:text-underline-color="font-color" fo:font-weight="bold" officeooo:rsid="00420370" officeooo:paragraph-rsid="00420370" style:font-weight-asian="bold" style:font-weight-complex="bold"/>
    </style:style>
    <style:style style:name="P114" style:family="paragraph" style:parent-style-name="Standard">
      <style:paragraph-properties fo:text-align="start" style:justify-single-word="false"/>
      <style:text-properties style:text-underline-style="solid" style:text-underline-width="auto" style:text-underline-color="font-color" fo:font-weight="bold" officeooo:rsid="004406f8" officeooo:paragraph-rsid="004406f8" style:font-weight-asian="bold" style:font-weight-complex="bold"/>
    </style:style>
    <style:style style:name="P115" style:family="paragraph" style:parent-style-name="Standard">
      <style:paragraph-properties fo:text-align="start" style:justify-single-word="false"/>
      <style:text-properties style:text-underline-style="solid" style:text-underline-width="auto" style:text-underline-color="font-color" fo:font-weight="bold" officeooo:rsid="0047ed48" officeooo:paragraph-rsid="0047ed48" style:font-weight-asian="bold" style:font-weight-complex="bold"/>
    </style:style>
    <style:style style:name="P116" style:family="paragraph" style:parent-style-name="Standard">
      <style:paragraph-properties fo:text-align="start" style:justify-single-word="false"/>
      <style:text-properties style:text-underline-style="solid" style:text-underline-width="auto" style:text-underline-color="font-color" fo:font-weight="bold" officeooo:rsid="0049d9ad" officeooo:paragraph-rsid="0049d9ad" style:font-weight-asian="bold" style:font-weight-complex="bold"/>
    </style:style>
    <style:style style:name="P117" style:family="paragraph" style:parent-style-name="Standard">
      <style:paragraph-properties fo:text-align="start" style:justify-single-word="false"/>
      <style:text-properties style:text-underline-style="solid" style:text-underline-width="auto" style:text-underline-color="font-color" fo:font-weight="bold" officeooo:rsid="0058fd15" officeooo:paragraph-rsid="0058fd15" style:font-weight-asian="bold" style:font-weight-complex="bold"/>
    </style:style>
    <style:style style:name="P118" style:family="paragraph" style:parent-style-name="Standard">
      <style:paragraph-properties fo:text-align="start" style:justify-single-word="false"/>
      <style:text-properties officeooo:rsid="003c3b01" officeooo:paragraph-rsid="003c3b01"/>
    </style:style>
    <style:style style:name="P119" style:family="paragraph" style:parent-style-name="Standard">
      <style:paragraph-properties fo:text-align="start" style:justify-single-word="false"/>
      <style:text-properties style:text-underline-style="none" fo:font-weight="normal" officeooo:rsid="004d1452" officeooo:paragraph-rsid="004d1452" style:font-weight-asian="normal" style:font-weight-complex="normal"/>
    </style:style>
    <style:style style:name="P120" style:family="paragraph" style:parent-style-name="Standard">
      <style:paragraph-properties fo:text-align="start" style:justify-single-word="false"/>
      <style:text-properties style:text-underline-style="none" fo:font-weight="normal" officeooo:rsid="0051360a" officeooo:paragraph-rsid="0051360a" style:font-weight-asian="normal" style:font-weight-complex="normal"/>
    </style:style>
    <style:style style:name="P121" style:family="paragraph" style:parent-style-name="Standard">
      <style:paragraph-properties fo:text-align="start" style:justify-single-word="false"/>
      <style:text-properties style:text-underline-style="none" fo:font-weight="normal" officeooo:rsid="0052a818" officeooo:paragraph-rsid="0052a818" style:font-weight-asian="normal" style:font-weight-complex="normal"/>
    </style:style>
    <style:style style:name="P12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58fd15" officeooo:paragraph-rsid="0058fd15" style:font-style-asian="italic" style:font-weight-asian="bold" style:font-style-complex="italic" style:font-weight-complex="bold"/>
    </style:style>
    <style:style style:name="P12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ec304" officeooo:paragraph-rsid="005ec304" style:font-style-asian="normal" style:font-weight-asian="bold" style:font-style-complex="normal" style:font-weight-complex="bold"/>
    </style:style>
    <style:style style:name="P124" style:family="paragraph" style:parent-style-name="Standard" style:list-style-name="List_20_1">
      <style:paragraph-properties fo:text-align="start" style:justify-single-word="false"/>
      <style:text-properties style:font-name="Lato Medium" fo:font-size="12pt" style:text-underline-style="none" fo:font-weight="normal" officeooo:rsid="0020d445" officeooo:paragraph-rsid="001ef5f8"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ato Medium" fo:font-size="12pt" style:text-underline-style="none" fo:font-weight="normal" officeooo:rsid="00265ef0" officeooo:paragraph-rsid="001ef5f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ato Medium" fo:font-size="12pt" style:text-underline-style="none" fo:font-weight="normal" officeooo:rsid="0075759a" officeooo:paragraph-rsid="0075759a"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ato Medium" fo:font-size="12pt" style:text-underline-style="none" fo:font-weight="normal" officeooo:rsid="0075759a" officeooo:paragraph-rsid="00768fa9"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ato Medium" fo:font-size="12pt" style:text-underline-style="none" fo:font-weight="normal" officeooo:rsid="00768fa9" officeooo:paragraph-rsid="00768fa9"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ato Medium" fo:font-size="12pt" style:text-underline-style="none" fo:font-weight="normal" officeooo:rsid="0076a0f7" officeooo:paragraph-rsid="0076a0f7"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ato Medium" fo:font-size="12pt" style:text-underline-style="none" fo:font-weight="normal" officeooo:rsid="00532681" officeooo:paragraph-rsid="00532681"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style:font-name="Lato Medium" fo:font-size="12pt" style:text-underline-style="none" fo:font-weight="normal" officeooo:rsid="007a581e" officeooo:paragraph-rsid="007a581e"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1ef5f8" officeooo:paragraph-rsid="001ef5f8" style:font-size-asian="10.5pt" style:font-weight-asian="bold" style:font-size-complex="12pt" style:font-weight-complex="bold"/>
    </style:style>
    <style:style style:name="P133"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75759a" officeooo:paragraph-rsid="0075759a" style:font-size-asian="10.5pt" style:font-weight-asian="bold" style:font-size-complex="12pt" style:font-weight-complex="bold"/>
    </style:style>
    <style:style style:name="P134"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547494" officeooo:paragraph-rsid="00547494" style:font-size-asian="12pt" style:font-weight-asian="bold" style:font-size-complex="12pt" style:font-weight-complex="bold"/>
    </style:style>
    <style:style style:name="P135" style:family="paragraph" style:parent-style-name="Standard">
      <style:paragraph-properties fo:text-align="start" style:justify-single-word="false"/>
      <style:text-properties style:font-name="Lato Medium" fo:font-size="16pt" officeooo:rsid="000651ac" officeooo:paragraph-rsid="000651ac" style:font-size-asian="16pt" style:font-size-complex="16pt"/>
    </style:style>
    <style:style style:name="P136" style:family="paragraph" style:parent-style-name="Standard">
      <style:paragraph-properties fo:text-align="start" style:justify-single-word="false"/>
      <style:text-properties officeooo:rsid="0033f638" officeooo:paragraph-rsid="0033f638"/>
    </style:style>
    <style:style style:name="T1" style:family="text">
      <style:text-properties officeooo:rsid="000b3b70"/>
    </style:style>
    <style:style style:name="T2" style:family="text">
      <style:text-properties style:font-name="Lato Medium" fo:font-size="12pt" style:font-size-asian="12pt" style:font-size-complex="12pt"/>
    </style:style>
    <style:style style:name="T3" style:family="text">
      <style:text-properties style:font-name="Lato Medium" fo:font-size="12pt" officeooo:rsid="000cc052" style:font-size-asian="12pt" style:font-size-complex="12pt"/>
    </style:style>
    <style:style style:name="T4" style:family="text">
      <style:text-properties style:font-name="Lato Medium" fo:font-size="12pt" officeooo:rsid="0010a421" style:font-size-asian="12pt" style:font-size-complex="12pt"/>
    </style:style>
    <style:style style:name="T5" style:family="text">
      <style:text-properties style:font-name="Lato Medium" fo:font-size="12pt" officeooo:rsid="00125836" style:font-size-asian="12pt" style:font-size-complex="12pt"/>
    </style:style>
    <style:style style:name="T6" style:family="text">
      <style:text-properties style:font-name="Lato Medium" fo:font-size="12pt" officeooo:rsid="00142212" style:font-size-asian="12pt" style:font-size-complex="12pt"/>
    </style:style>
    <style:style style:name="T7" style:family="text">
      <style:text-properties style:font-name="Lato Medium" fo:font-size="12pt" officeooo:rsid="0014f691" style:font-size-asian="12pt" style:font-size-complex="12pt"/>
    </style:style>
    <style:style style:name="T8" style:family="text">
      <style:text-properties style:font-name="Lato Medium" fo:font-size="12pt" officeooo:rsid="0015140c" style:font-size-asian="12pt" style:font-size-complex="12pt"/>
    </style:style>
    <style:style style:name="T9" style:family="text">
      <style:text-properties style:font-name="Lato Medium" fo:font-size="12pt" officeooo:rsid="0016fd24" style:font-size-asian="12pt" style:font-size-complex="12pt"/>
    </style:style>
    <style:style style:name="T10" style:family="text">
      <style:text-properties style:font-name="Lato Medium" fo:font-size="12pt" officeooo:rsid="0017f0a1" style:font-size-asian="12pt" style:font-size-complex="12pt"/>
    </style:style>
    <style:style style:name="T11" style:family="text">
      <style:text-properties style:font-name="Lato Medium" fo:font-size="12pt" officeooo:rsid="001ea123" style:font-size-asian="12pt" style:font-size-complex="12pt"/>
    </style:style>
    <style:style style:name="T12" style:family="text">
      <style:text-properties style:font-name="Lato Medium" fo:font-size="12pt" officeooo:rsid="0051360a" style:font-size-asian="12pt" style:font-size-complex="12pt"/>
    </style:style>
    <style:style style:name="T13" style:family="text">
      <style:text-properties style:font-name="Lato Medium" fo:font-size="12pt" officeooo:rsid="0051eba9" style:font-size-asian="12pt" style:font-size-complex="12pt"/>
    </style:style>
    <style:style style:name="T14" style:family="text">
      <style:text-properties style:font-name="Lato Medium" fo:font-size="12pt" officeooo:rsid="0057b7f6" style:font-size-asian="12pt" style:font-size-complex="12pt"/>
    </style:style>
    <style:style style:name="T15" style:family="text">
      <style:text-properties style:font-name="Lato Medium" fo:font-size="12pt" officeooo:rsid="005dee54" style:font-size-asian="12pt" style:font-size-complex="12pt"/>
    </style:style>
    <style:style style:name="T16" style:family="text">
      <style:text-properties style:font-name="Lato Medium" fo:font-size="12pt" officeooo:rsid="0062a161" style:font-size-asian="12pt" style:font-size-complex="12pt"/>
    </style:style>
    <style:style style:name="T17" style:family="text">
      <style:text-properties style:font-name="Lato Medium" fo:font-size="12pt" fo:font-style="italic" officeooo:rsid="001ea123" style:font-size-asian="12pt" style:font-style-asian="italic" style:font-size-complex="12pt" style:font-style-complex="italic"/>
    </style:style>
    <style:style style:name="T18" style:family="text">
      <style:text-properties style:font-name="Lato Medium" fo:font-size="12pt" fo:font-style="normal" officeooo:rsid="001ea123" style:font-size-asian="12pt" style:font-style-asian="normal" style:font-size-complex="12pt" style:font-style-complex="normal"/>
    </style:style>
    <style:style style:name="T19" style:family="text">
      <style:text-properties style:font-name="Lato Medium" fo:font-size="12pt" fo:font-style="normal" officeooo:rsid="001ed4f4" style:font-size-asian="12pt" style:font-style-asian="normal" style:font-size-complex="12pt" style:font-style-complex="normal"/>
    </style:style>
    <style:style style:name="T20" style:family="text">
      <style:text-properties style:font-name="Lato Medium" fo:font-size="12pt" style:text-underline-style="none" fo:font-weight="normal" style:font-size-asian="10.5pt" style:font-weight-asian="normal" style:font-size-complex="12pt" style:font-weight-complex="normal"/>
    </style:style>
    <style:style style:name="T21" style:family="text">
      <style:text-properties style:font-name="Lato Medium" fo:font-size="12pt" style:text-underline-style="none" fo:font-weight="normal" officeooo:rsid="002ddf4d" style:font-size-asian="10.5pt" style:font-weight-asian="normal" style:font-size-complex="12pt" style:font-weight-complex="normal"/>
    </style:style>
    <style:style style:name="T22" style:family="text">
      <style:text-properties style:font-name="Lato Medium" fo:font-size="12pt" style:text-underline-style="none" fo:font-weight="normal" officeooo:rsid="002f938c" style:font-size-asian="10.5pt" style:font-weight-asian="normal" style:font-size-complex="12pt" style:font-weight-complex="normal"/>
    </style:style>
    <style:style style:name="T23" style:family="text">
      <style:text-properties style:font-name="Lato Medium" fo:font-size="12pt" style:text-underline-style="none" fo:font-weight="normal" officeooo:rsid="0030d074" style:font-size-asian="10.5pt" style:font-weight-asian="normal" style:font-size-complex="12pt" style:font-weight-complex="normal"/>
    </style:style>
    <style:style style:name="T24" style:family="text">
      <style:text-properties style:font-name="Lato Medium" fo:font-size="12pt" style:text-underline-style="none" fo:font-weight="normal" officeooo:rsid="0031384b" style:font-size-asian="10.5pt" style:font-weight-asian="normal" style:font-size-complex="12pt" style:font-weight-complex="normal"/>
    </style:style>
    <style:style style:name="T25" style:family="text">
      <style:text-properties style:font-name="Lato Medium" fo:font-size="12pt" style:text-underline-style="none" fo:font-weight="normal" officeooo:rsid="0032e6c8" style:font-size-asian="10.5pt" style:font-weight-asian="normal" style:font-size-complex="12pt" style:font-weight-complex="normal"/>
    </style:style>
    <style:style style:name="T26" style:family="text">
      <style:text-properties style:font-name="Lato Medium" fo:font-size="12pt" style:text-underline-style="none" fo:font-weight="normal" officeooo:rsid="00338ac1" style:font-size-asian="10.5pt" style:font-weight-asian="normal" style:font-size-complex="12pt" style:font-weight-complex="normal"/>
    </style:style>
    <style:style style:name="T27" style:family="text">
      <style:text-properties style:font-name="Lato Medium" fo:font-size="12pt" style:text-underline-style="none" fo:font-weight="normal" officeooo:rsid="0033f638" style:font-size-asian="10.5pt" style:font-weight-asian="normal" style:font-size-complex="12pt" style:font-weight-complex="normal"/>
    </style:style>
    <style:style style:name="T28" style:family="text">
      <style:text-properties style:font-name="Lato Medium" fo:font-size="12pt" style:text-underline-style="none" fo:font-weight="normal" officeooo:rsid="0034cd44" style:font-size-asian="10.5pt" style:font-weight-asian="normal" style:font-size-complex="12pt" style:font-weight-complex="normal"/>
    </style:style>
    <style:style style:name="T29" style:family="text">
      <style:text-properties style:font-name="Lato Medium" fo:font-size="12pt" style:text-underline-style="none" fo:font-weight="normal" officeooo:rsid="00368c4f" style:font-size-asian="10.5pt" style:font-weight-asian="normal" style:font-size-complex="12pt" style:font-weight-complex="normal"/>
    </style:style>
    <style:style style:name="T30" style:family="text">
      <style:text-properties style:font-name="Lato Medium" fo:font-size="12pt" style:text-underline-style="none" fo:font-weight="normal" officeooo:rsid="00378f0f" style:font-size-asian="10.5pt" style:font-weight-asian="normal" style:font-size-complex="12pt" style:font-weight-complex="normal"/>
    </style:style>
    <style:style style:name="T31" style:family="text">
      <style:text-properties style:font-name="Lato Medium" fo:font-size="12pt" style:text-underline-style="none" fo:font-weight="normal" officeooo:rsid="0038c08a" style:font-size-asian="10.5pt" style:font-weight-asian="normal" style:font-size-complex="12pt" style:font-weight-complex="normal"/>
    </style:style>
    <style:style style:name="T32" style:family="text">
      <style:text-properties style:font-name="Lato Medium" fo:font-size="12pt" style:text-underline-style="none" fo:font-weight="normal" officeooo:rsid="003981ca" style:font-size-asian="10.5pt" style:font-weight-asian="normal" style:font-size-complex="12pt" style:font-weight-complex="normal"/>
    </style:style>
    <style:style style:name="T33" style:family="text">
      <style:text-properties style:font-name="Lato Medium" fo:font-size="12pt" style:text-underline-style="none" fo:font-weight="normal" officeooo:rsid="003b14f4" style:font-size-asian="10.5pt" style:font-weight-asian="normal" style:font-size-complex="12pt" style:font-weight-complex="normal"/>
    </style:style>
    <style:style style:name="T34" style:family="text">
      <style:text-properties style:font-name="Lato Medium" fo:font-size="12pt" style:text-underline-style="none" fo:font-weight="normal" officeooo:rsid="003c3b01" style:font-size-asian="10.5pt" style:font-weight-asian="normal" style:font-size-complex="12pt" style:font-weight-complex="normal"/>
    </style:style>
    <style:style style:name="T35" style:family="text">
      <style:text-properties style:font-name="Lato Medium" fo:font-size="12pt" style:text-underline-style="none" fo:font-weight="normal" officeooo:rsid="003ce8d4" style:font-size-asian="10.5pt" style:font-weight-asian="normal" style:font-size-complex="12pt" style:font-weight-complex="normal"/>
    </style:style>
    <style:style style:name="T36" style:family="text">
      <style:text-properties style:font-name="Lato Medium" fo:font-size="12pt" style:text-underline-style="none" fo:font-weight="normal" officeooo:rsid="003e1e3a" style:font-size-asian="10.5pt" style:font-weight-asian="normal" style:font-size-complex="12pt" style:font-weight-complex="normal"/>
    </style:style>
    <style:style style:name="T37" style:family="text">
      <style:text-properties style:font-name="Lato Medium" fo:font-size="12pt" style:text-underline-style="none" fo:font-weight="normal" officeooo:rsid="003fbb89" style:font-size-asian="10.5pt" style:font-weight-asian="normal" style:font-size-complex="12pt" style:font-weight-complex="normal"/>
    </style:style>
    <style:style style:name="T38" style:family="text">
      <style:text-properties style:font-name="Lato Medium" fo:font-size="12pt" style:text-underline-style="none" fo:font-weight="normal" officeooo:rsid="00408de2" style:font-size-asian="10.5pt" style:font-weight-asian="normal" style:font-size-complex="12pt" style:font-weight-complex="normal"/>
    </style:style>
    <style:style style:name="T39" style:family="text">
      <style:text-properties style:font-name="Lato Medium" fo:font-size="12pt" style:text-underline-style="none" fo:font-weight="normal" officeooo:rsid="0040a0d1" style:font-size-asian="10.5pt" style:font-weight-asian="normal" style:font-size-complex="12pt" style:font-weight-complex="normal"/>
    </style:style>
    <style:style style:name="T40" style:family="text">
      <style:text-properties style:font-name="Lato Medium" fo:font-size="12pt" style:text-underline-style="none" fo:font-weight="normal" style:font-size-asian="12pt" style:font-weight-asian="normal" style:font-size-complex="12pt" style:font-weight-complex="normal"/>
    </style:style>
    <style:style style:name="T41" style:family="text">
      <style:text-properties style:font-name="Lato Medium" fo:font-size="12pt" style:text-underline-style="none" fo:font-weight="normal" officeooo:rsid="000975ad" style:font-size-asian="12pt" style:font-weight-asian="normal" style:font-size-complex="12pt" style:font-weight-complex="normal"/>
    </style:style>
    <style:style style:name="T42" style:family="text">
      <style:text-properties style:font-name="Lato Medium" fo:font-size="12pt" style:text-underline-style="none" fo:font-weight="normal" officeooo:rsid="0044701e" style:font-size-asian="12pt" style:font-weight-asian="normal" style:font-size-complex="12pt" style:font-weight-complex="normal"/>
    </style:style>
    <style:style style:name="T43" style:family="text">
      <style:text-properties style:font-name="Lato Medium" fo:font-size="12pt" style:text-underline-style="none" fo:font-weight="normal" officeooo:rsid="0047a9b7" style:font-size-asian="12pt" style:font-weight-asian="normal" style:font-size-complex="12pt" style:font-weight-complex="normal"/>
    </style:style>
    <style:style style:name="T44" style:family="text">
      <style:text-properties style:font-name="Lato Medium" fo:font-size="12pt" style:text-underline-style="none" fo:font-weight="normal" officeooo:rsid="004816bb" style:font-size-asian="12pt" style:font-weight-asian="normal" style:font-size-complex="12pt" style:font-weight-complex="normal"/>
    </style:style>
    <style:style style:name="T45" style:family="text">
      <style:text-properties style:font-name="Lato Medium" fo:font-size="12pt" style:text-underline-style="none" fo:font-weight="normal" officeooo:rsid="005ad778" style:font-size-asian="12pt" style:font-weight-asian="normal" style:font-size-complex="12pt" style:font-weight-complex="normal"/>
    </style:style>
    <style:style style:name="T46" style:family="text">
      <style:text-properties style:font-name="Lato Medium" fo:font-size="12pt" style:text-underline-style="none" fo:font-weight="normal" officeooo:rsid="005b1355" style:font-size-asian="12pt" style:font-weight-asian="normal" style:font-size-complex="12pt" style:font-weight-complex="normal"/>
    </style:style>
    <style:style style:name="T47" style:family="text">
      <style:text-properties style:font-name="Lato Medium" fo:font-size="12pt" style:text-underline-style="none" fo:font-weight="normal" officeooo:rsid="005c01b8" style:font-size-asian="12pt" style:font-weight-asian="normal" style:font-size-complex="12pt" style:font-weight-complex="normal"/>
    </style:style>
    <style:style style:name="T48" style:family="text">
      <style:text-properties style:font-name="Lato Medium" fo:font-size="12pt" style:text-underline-style="none" fo:font-weight="normal" officeooo:rsid="005c89e2" style:font-size-asian="12pt" style:font-weight-asian="normal" style:font-size-complex="12pt" style:font-weight-complex="normal"/>
    </style:style>
    <style:style style:name="T49" style:family="text">
      <style:text-properties style:font-name="Lato Medium" fo:font-size="12pt" style:text-underline-style="none" fo:font-weight="normal" officeooo:rsid="005dee54" style:font-size-asian="12pt" style:font-weight-asian="normal" style:font-size-complex="12pt" style:font-weight-complex="normal"/>
    </style:style>
    <style:style style:name="T50" style:family="text">
      <style:text-properties style:font-name="Lato Medium" fo:font-size="12pt" style:text-underline-style="none" fo:font-weight="normal" officeooo:rsid="005edcb1" style:font-size-asian="12pt" style:font-weight-asian="normal" style:font-size-complex="12pt" style:font-weight-complex="normal"/>
    </style:style>
    <style:style style:name="T51" style:family="text">
      <style:text-properties style:font-name="Lato Medium" fo:font-size="12pt" style:font-size-asian="10.5pt" style:font-size-complex="12pt"/>
    </style:style>
    <style:style style:name="T52" style:family="text">
      <style:text-properties style:font-name="Lato Medium" fo:font-size="12pt" officeooo:rsid="00368c4f" style:font-size-asian="10.5pt" style:font-size-complex="12pt"/>
    </style:style>
    <style:style style:name="T53" style:family="text">
      <style:text-properties fo:font-size="12pt" style:font-size-asian="12pt" style:font-size-complex="12pt"/>
    </style:style>
    <style:style style:name="T54" style:family="text">
      <style:text-properties fo:font-size="12pt" officeooo:rsid="000866c0" style:font-size-asian="12pt" style:font-size-complex="12pt"/>
    </style:style>
    <style:style style:name="T55" style:family="text">
      <style:text-properties officeooo:rsid="000866c0"/>
    </style:style>
    <style:style style:name="T56" style:family="text">
      <style:text-properties officeooo:rsid="000975ad"/>
    </style:style>
    <style:style style:name="T57" style:family="text">
      <style:text-properties officeooo:rsid="0019b236"/>
    </style:style>
    <style:style style:name="T58" style:family="text">
      <style:text-properties officeooo:rsid="001a0217"/>
    </style:style>
    <style:style style:name="T59" style:family="text">
      <style:text-properties officeooo:rsid="001bab1d"/>
    </style:style>
    <style:style style:name="T60" style:family="text">
      <style:text-properties officeooo:rsid="001c89b6"/>
    </style:style>
    <style:style style:name="T61" style:family="text">
      <style:text-properties officeooo:rsid="001d44fe"/>
    </style:style>
    <style:style style:name="T62" style:family="text">
      <style:text-properties fo:font-style="italic" style:text-underline-style="none" fo:font-weight="normal" officeooo:rsid="00293317" style:font-style-asian="italic" style:font-weight-asian="normal"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italic" officeooo:rsid="006dda7e" style:font-style-asian="italic" style:font-style-complex="italic"/>
    </style:style>
    <style:style style:name="T65" style:family="text">
      <style:text-properties officeooo:rsid="001ef5f8"/>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20d445" style:font-weight-asian="normal" style:font-weight-complex="normal"/>
    </style:style>
    <style:style style:name="T68" style:family="text">
      <style:text-properties style:text-underline-style="none" fo:font-weight="normal" officeooo:rsid="00210de3" style:font-weight-asian="normal" style:font-weight-complex="normal"/>
    </style:style>
    <style:style style:name="T69" style:family="text">
      <style:text-properties style:text-underline-style="none" fo:font-weight="normal" officeooo:rsid="00218550" style:font-weight-asian="normal" style:font-weight-complex="normal"/>
    </style:style>
    <style:style style:name="T70" style:family="text">
      <style:text-properties style:text-underline-style="none" fo:font-weight="normal" officeooo:rsid="002221dc" style:font-weight-asian="normal" style:font-weight-complex="normal"/>
    </style:style>
    <style:style style:name="T71" style:family="text">
      <style:text-properties style:text-underline-style="none" fo:font-weight="normal" officeooo:rsid="00237331" style:font-weight-asian="normal" style:font-weight-complex="normal"/>
    </style:style>
    <style:style style:name="T72" style:family="text">
      <style:text-properties style:text-underline-style="none" fo:font-weight="normal" officeooo:rsid="00265ef0" style:font-weight-asian="normal" style:font-weight-complex="normal"/>
    </style:style>
    <style:style style:name="T73" style:family="text">
      <style:text-properties style:text-underline-style="none" fo:font-weight="normal" officeooo:rsid="002aa89e" style:font-weight-asian="normal" style:font-weight-complex="normal"/>
    </style:style>
    <style:style style:name="T74" style:family="text">
      <style:text-properties style:text-underline-style="none" fo:font-weight="normal" officeooo:rsid="002bbed6" style:font-weight-asian="normal" style:font-weight-complex="normal"/>
    </style:style>
    <style:style style:name="T75" style:family="text">
      <style:text-properties style:text-underline-style="none" fo:font-weight="normal" officeooo:rsid="00338ac1" style:font-weight-asian="normal" style:font-weight-complex="normal"/>
    </style:style>
    <style:style style:name="T76" style:family="text">
      <style:text-properties officeooo:rsid="002ddf4d"/>
    </style:style>
    <style:style style:name="T77" style:family="text">
      <style:text-properties style:text-position="super 58%" style:font-name="Lato Medium" fo:font-size="12pt" style:text-underline-style="none" fo:font-weight="normal" officeooo:rsid="0031384b" style:font-size-asian="10.5pt" style:font-weight-asian="normal" style:font-size-complex="12pt" style:font-weight-complex="normal"/>
    </style:style>
    <style:style style:name="T78" style:family="text">
      <style:text-properties officeooo:rsid="00358eb0"/>
    </style:style>
    <style:style style:name="T79" style:family="text">
      <style:text-properties officeooo:rsid="00368c4f"/>
    </style:style>
    <style:style style:name="T80" style:family="text">
      <style:text-properties officeooo:rsid="00378f0f"/>
    </style:style>
    <style:style style:name="T81" style:family="text">
      <style:text-properties fo:font-weight="normal" style:font-weight-asian="normal" style:font-weight-complex="normal"/>
    </style:style>
    <style:style style:name="T82" style:family="text">
      <style:text-properties fo:font-weight="normal" officeooo:rsid="00729b3e" style:font-weight-asian="normal" style:font-weight-complex="normal"/>
    </style:style>
    <style:style style:name="T83" style:family="text">
      <style:text-properties officeooo:rsid="0042bac3"/>
    </style:style>
    <style:style style:name="T84" style:family="text">
      <style:text-properties officeooo:rsid="00613ca0"/>
    </style:style>
    <style:style style:name="T85" style:family="text">
      <style:text-properties officeooo:rsid="006150e1"/>
    </style:style>
    <style:style style:name="T86" style:family="text">
      <style:text-properties fo:font-weight="bold" officeooo:rsid="00613ca0" style:font-weight-asian="bold" style:font-weight-complex="bold"/>
    </style:style>
    <style:style style:name="T87" style:family="text">
      <style:text-properties fo:font-weight="bold" officeooo:rsid="006150e1" style:font-weight-asian="bold" style:font-weight-complex="bold"/>
    </style:style>
    <style:style style:name="T88" style:family="text">
      <style:text-properties officeooo:rsid="006480e9"/>
    </style:style>
    <style:style style:name="T89" style:family="text">
      <style:text-properties officeooo:rsid="00652966"/>
    </style:style>
    <style:style style:name="T90" style:family="text">
      <style:text-properties officeooo:rsid="00654ef4"/>
    </style:style>
    <style:style style:name="T91" style:family="text">
      <style:text-properties officeooo:rsid="006677e7"/>
    </style:style>
    <style:style style:name="T92" style:family="text">
      <style:text-properties officeooo:rsid="006718d7"/>
    </style:style>
    <style:style style:name="T93" style:family="text">
      <style:text-properties officeooo:rsid="0068e5a8"/>
    </style:style>
    <style:style style:name="T94" style:family="text">
      <style:text-properties officeooo:rsid="006a5dac"/>
    </style:style>
    <style:style style:name="T95" style:family="text">
      <style:text-properties officeooo:rsid="006c3d90"/>
    </style:style>
    <style:style style:name="T96" style:family="text">
      <style:text-properties officeooo:rsid="0075759a"/>
    </style:style>
    <style:style style:name="T97" style:family="text">
      <style:text-properties officeooo:rsid="00768fa9"/>
    </style:style>
    <style:style style:name="T98" style:family="text">
      <style:text-properties style:font-size-asian="12pt"/>
    </style:style>
    <style:style style:name="T99" style:family="text">
      <style:text-properties officeooo:rsid="000975ad" style:font-size-asian="12pt"/>
    </style:style>
    <style:style style:name="T100" style:family="text">
      <style:text-properties officeooo:rsid="00768fa9" style:font-size-asian="12pt"/>
    </style:style>
    <style:style style:name="T101" style:family="text">
      <style:text-properties officeooo:rsid="0076a0f7"/>
    </style:style>
    <style:style style:name="T102" style:family="text">
      <style:text-properties officeooo:rsid="00788b39"/>
    </style:style>
    <style:style style:name="T103" style:family="text">
      <style:text-properties officeooo:rsid="007a58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The Dragon at Castle Ivalyn</text:p>
      <text:p text:style-name="P4">Design Document - 2024</text:p>
      <text:p text:style-name="P87">Table of Contents</text:p>
      <text:p text:style-name="P84"/>
      <text:p text:style-name="P95">Overview </text:p>
      <text:p text:style-name="P95">Story Synopsis </text:p>
      <text:p text:style-name="P95">Art/<text:span text:style-name="T57">Sound</text:span> Design </text:p>
      <text:p text:style-name="P95">Gameplay </text:p>
      <text:p text:style-name="P95"><text:tab/>Combat </text:p>
      <text:p text:style-name="P95"><text:tab/><text:span text:style-name="T96">Gameplay</text:span></text:p>
      <text:p text:style-name="P95"><text:tab/>NPCs </text:p>
      <text:p text:style-name="P95"><text:tab/>Locations </text:p>
      <text:p text:style-name="P95"><text:tab/>M<text:span text:style-name="T83">ain Quest</text:span></text:p>
      <text:p text:style-name="P95"><text:tab/>Equipment/Inv </text:p>
      <text:p text:style-name="P96"><text:tab/>Spells</text:p>
      <text:p text:style-name="P97"><text:tab/>Enemies</text:p>
      <text:p text:style-name="P97"><text:tab/><text:span text:style-name="T88">Stats/Leveling</text:span></text:p>
      <text:p text:style-name="P96"><text:tab/><text:span text:style-name="T78">UI</text:span></text:p>
      <text:p text:style-name="P96"><text:tab/><text:span text:style-name="T78">Saving/Loading</text:span></text:p>
      <text:p text:style-name="P98">Technical Notes</text:p>
      <text:p text:style-name="P86">Overview</text:p>
      <text:p text:style-name="P85"/>
      <text:p text:style-name="P99"><text:tab/><text:span text:style-name="T53">The Dragon at Castle Ivalyn is an action-role playing game where the player takes control of a mysterious figure who travels to Ivalyn Castle to help liberate it from the evil dragon </text:span><text:span text:style-name="T54">Dranomdrentyn and win the favor of the King in order to marry his beautiful daughter Vitoria. </text:span></text:p>
      <text:p text:style-name="P5"><text:span text:style-name="T55"><text:tab/>The Dragon at Castle Ivalyn (TDACI) has two game play modes. The first mode has a top down perspective where the player can navigate through the </text:span><text:span text:style-name="T56">castle floors and exterior courtyard. The second is a third person combat mode where the player will fight the enemies that they have encountered. The goal of the game is to reach the top of the castle and defeat the Dragon Dranomdrentyn. To do so the player will have to clear five levels of the castle and defeat the boss on each level. Each level will need to be navigated with locked doors and traps the player must overcome in order to reach the Boss on each floor, defeat it, and move on to the next floor. All the while enemies will slowly pour in from the stairs from the above floor. Enemies that will increase in power the higher up the castle the player navigates.</text:span></text:p>
      <text:p text:style-name="P5"><text:span text:style-name="T56"><text:tab/>While the top down mode will be familiar to anyone who has played a game like Ultima, the combat mode is </text:span><text:span text:style-name="T1">hopefully what sets this game apart from the plethora of others that have flooded the market. Instead of a traditional turn based or even real time RPG combat system, this will feature a unique system where the player must dodge the enemies attacks while taking the openings to return attacks to damage the enemy. A simple explanation would be Punch-Out with swords and sorcery. Taking a cue from the Souls series, the player will also have to deal with managing stamina and equipment degradation. </text:span></text:p>
      <text:p text:style-name="P6"><text:tab/>TDACI will make iteself unique by all these features and provide a fun and exciting game play experience for any Action RPG fan.</text:p>
      <text:p text:style-name="P88"><text:span text:style-name="T1">S</text:span>tory Synopsis</text:p>
      <text:p text:style-name="P89"/>
      <text:p text:style-name="P3"><text:tab/><text:span text:style-name="T3">Near the southern coast lies the valley of Bleyle. There amongst the rivers that run from the northern mountains into the sea lies the Castle of Ivalyn. From this ancient castle King Beinon has ruled over his subjects for almost thirty years. </text:span></text:p>
      <text:p text:style-name="P3"><text:span text:style-name="T3"><text:tab/></text:span><text:span text:style-name="T4">While the origins of the castle are unknown, Benion is of a lineage that stretches back dozens of generations. Some say to the initial moment that the goddess offered herself to </text:span><text:span text:style-name="T5">the king of the sea which created her children, the precursors to men. Benion’s small kingdom makes up a larger group of allied nations that make up the modern Gradian empire, entitling him to protection under the nations that surround his lands. This however did not grant him any relief from </text:span><text:span text:style-name="T6">what was to come</text:span><text:span text:style-name="T5">. </text:span></text:p>
      <text:p text:style-name="P3"><text:span text:style-name="T5"><text:tab/></text:span><text:span text:style-name="T6">An uncharacteristic summer storm brought with it a large dragon that chose to roost on the top of his castle. The dragon then was able to then </text:span><text:span text:style-name="T7">use blood magic to create a small army that quickly overran the castle, </text:span><text:span text:style-name="T16">pushing Benion and his men out into the surrounding village. After a devastating battle which destroyed the village, Benion and his men were able to push the dark army back into the castle</text:span><text:span text:style-name="T8">. Refusing to leave his men, King Benion took up residence in a nearby church while sending out pleas for help to the surrounding nations. Wave after wave of his best soldiers would enter the castle, trying to work their way up to the dragon to defeat it, but were stopped. Soon they began to drop, one by one against the seemingly endless wave of cursed soldiers. On top of the that the replies from his allies came in, bringing with it more bad news. </text:span></text:p>
      <text:p text:style-name="P3"><text:span text:style-name="T8"><text:tab/>Dragons are rare creatures, their own existence questioned by some. Others who have seen them noted the incredible difficulty in tracking them down, often times finding empty roosts in caves high in the mountains. Some believed that they were actually men who had the ability to change into dragon form causing persecution against some outcast groups in the greater continent of Gradia. </text:span><text:span text:style-name="T9">Along with this came the belief that dragons may also be dealing out divine justice. Due to this the consensus amongst Benion’s allies is that he should flee the ancient castle and wait to see </text:span><text:span text:style-name="T10">if the dragon stays. If it begins to try and take more land from Benion then they will send their armies to stop the dragon’s advancement.</text:span></text:p>
      <text:p text:style-name="P7"><text:tab/>Due to the lackluster response from his allies, King Benion sends out some runners to the ‘four corners’ of the continent with a decree. Any hero who can get rid of the dragon will be awarded lands and the hand of his daughter in marriage. A daughter who’s beauty has been legend around the surrounding kingdoms.</text:p>
      <text:p text:style-name="P7"><text:tab/>This is where the game begins. The player arrives seeking glory, fortune, and the hand of Benion’s beautiful daughter.</text:p>
      <text:p text:style-name="P3"><text:span text:style-name="T10"><text:tab/></text:span><text:span text:style-name="T11">The overall mood of the game is darkness. The characters aren’t really good people. The king can </text:span><text:span text:style-name="T17">seem</text:span><text:span text:style-name="T18"> like he’s making the right choices, but </text:span><text:span text:style-name="T19">is he really?</text:span><text:span text:style-name="T18"> The princess may seem like she’s excited that you were able to save them and slay a dragon, but she also has doubts and doesn’t really want to be given in marriage to some stranger. A priest has been killed by some locals since he was knowingly researching dragons for fun beforehand. In the end the dragon is an old rival of Benion. Someone who Benion rightfully cheated. Someone who was wronged himself with an understandable backstory. When the character can spare the life of the dragon, the King will execute it anyway. This is not a happy story with a happy ending.</text:span></text:p>
      <text:p text:style-name="P90">Art/Sound Design</text:p>
      <text:p text:style-name="P91"/>
      <text:p text:style-name="P16"><text:tab/><text:span text:style-name="T58">The art design for the game is based on the purchased asset pack from Oryx (Ultimate Roguelike Tileset) which has been colored using the Apple II color palette, as the default palette for the artwork is just black and white. </text:span></text:p>
      <text:p text:style-name="P16"><text:tab/><text:span text:style-name="T58">The player and important NPC’s will be fully covered (along with enemies and décor) while non-essential NPC’s will be less detailed in their coloring. Hopefully this will cause the important NPC’s to stand out.</text:span></text:p>
      <text:p text:style-name="P16"><text:tab/><text:span text:style-name="T58">Using the asset pack, the HUD for the game will border around the screen while displaying the necessary information and dialogue at the bottom. This UI will be ever present after the opening menu. </text:span></text:p>
      <text:p text:style-name="P16"><text:tab/><text:span text:style-name="T59">The sound design will be based off the sounds </text:span><text:span text:style-name="T60">and settings from the Yamaha Reface CS. The sound effects and OST will both be created using that synth with the goal of creating a consitant and retro style soundscape that will hopefully feel nostalgic to players who grew up playing computer RPGs. </text:span></text:p>
      <text:p text:style-name="P16"><text:tab/><text:span text:style-name="T60">The soundtrack will consist of mostly typical medieval fare. </text:span><text:span text:style-name="T61">From upbeat ‘tavern’ music to thumping overtures of danger, there will be a set of music to accompany every mood and setting in the game.</text:span></text:p>
      <text:p text:style-name="P92">Gameplay</text:p>
      <text:p text:style-name="P17"/>
      <text:p text:style-name="P18"><text:tab/><text:span text:style-name="T65">The Dragon and Castle Ivalyn has two modes. One is the top down mode where the player can navigate the world, interact with others and solve puzzles. The second is a third person mode that is only used for combat. This mode will hopefully provide the player with a truly unique RPG experience. One that is outlined in greater detail below:</text:span></text:p>
      <text:p text:style-name="P18"/>
      <text:p text:style-name="P8">Combat:</text:p>
      <text:p text:style-name="P8"><text:span text:style-name="T66"><text:tab/></text:span><text:span text:style-name="T67">The focus of the game, the combat will be a hybrid concept. Pulling in design inspiration from games like Punch-Out and Super Punch-Out to Dark Souls, the combat will take place from a third person perspective and rely on the player’s ability to dodge incoming attacks while taking advantage of openings to attack the enemy. A basic overview of the flow is as follows:</text:span></text:p>
      <text:p text:style-name="P19"/>
      <text:list xml:id="list610259512" text:style-name="List_20_1">
        <text:list-item>
          <text:p text:style-name="P124">The player runs into an enemy and the combat screen begins.</text:p>
        </text:list-item>
        <text:list-item>
          <text:p text:style-name="P124">When the enemy attacks it will give a quick warning animation that will visibly display to the player the direction of the attack. Either straight ahead, left, right, or even all three. </text:p>
        </text:list-item>
        <text:list-item>
          <text:p text:style-name="P124">The player will then dodge the attack by moving the left or right or even ‘falling back’. </text:p>
        </text:list-item>
        <text:list-item>
          <text:p text:style-name="P124">The dodge will only last a second before the player is reset to their center position.</text:p>
        </text:list-item>
        <text:list-item>
          <text:p text:style-name="P124">When the enemy isn’t attacking or blocking, they are open to being attacked themselves.</text:p>
        </text:list-item>
        <text:list-item>
          <text:p text:style-name="P124">There are special moves the player can use as well, such as parrying an attack or spell, causing major damage to the enemy.</text:p>
        </text:list-item>
        <text:list-item>
          <text:p text:style-name="P124">Once the battle is over the enemy will die and the game will return to the overhead mode and inform the player of the XP/Gold gained.</text:p>
        </text:list-item>
      </text:list>
      <text:p text:style-name="P19"/>
      <text:p text:style-name="P8"><text:span text:style-name="T67"><text:tab/></text:span><text:span text:style-name="T62">This is, of course, subject to change as the game is being developed.</text:span></text:p>
      <text:p text:style-name="P19"/>
      <text:p text:style-name="P8"><text:span text:style-name="T67"><text:tab/></text:span><text:span text:style-name="T68">The player will also be given a choice of three classes they can choose from when starting the game. Each class will provide it’s own advantages/disadvantages which will give the game some replay value. The classes and their game play differences are as follows:</text:span></text:p>
      <text:p text:style-name="P20"/>
      <text:p text:style-name="P20"/>
      <text:p text:style-name="P20"><text:tab/>FIGHTER: </text:p>
      <text:p text:style-name="P8"><text:span text:style-name="T68"><text:tab/>The fighter is the default class. This class uses melee weapons, which require an opening to attack the enemy, but also comes with a shield that can be used to block attacks. When attacks are blocked no damage is done to the player. This is the only class that can completely block incoming attacks. The fighter is unique in that they will need to keep their sword and shield repaired </text:span><text:span text:style-name="T69">to prevent them from breaking and leaving the player without a weapon or shield.</text:span></text:p>
      <text:p text:style-name="P21"/>
      <text:p text:style-name="P21"/>
      <text:p text:style-name="P21"><text:tab/>MAGE:</text:p>
      <text:p text:style-name="P8"><text:span text:style-name="T69"><text:tab/>The mage relies on magic to not only attack but protest. The player will start with a simple fireball and shield spell. </text:span><text:span text:style-name="T70">The mage can attack an enemy at any time during the combat but will be unable to block when casting a spell. If the player blocks an incoming attack with magic they will still take damage but only a fraction. Mana is the mage’s source of power and the player will need to keep up with both health and mana potions.</text:span></text:p>
      <text:p text:style-name="P8"/>
      <text:p text:style-name="P9"/>
      <text:p text:style-name="P22"><text:soft-page-break/><text:tab/>RANGER:</text:p>
      <text:p text:style-name="P8"><text:span text:style-name="T70"><text:tab/></text:span><text:span text:style-name="T71">The ranger uses ranged attacks, firing arrows at their enemies in rapid speed. They are completely vulnerable to attacks though and rely purely on dodging in order to avoid taking damage. They w</text:span><text:span text:style-name="T72">ill not need to repair any of their equipment but will need to buy more arrows. They also use less stamina due to light equipment.</text:span></text:p>
      <text:p text:style-name="P8"><text:span text:style-name="T72"/></text:p>
      <text:p text:style-name="P8"><text:span text:style-name="T72"/></text:p>
      <text:p text:style-name="P133"><text:span text:style-name="T97">OVERHEAD </text:span>GAMEPLAY</text:p>
      <text:p text:style-name="P133"/>
      <text:p text:style-name="P126"><text:tab/>Aside from the combat, there is also the ‘overhead’ view of the game. <text:span text:style-name="T97">While outside of the castle the game play mostly consists of interacting with characters and purchasing needed items. Resting as well, to restore the player’s HP/MP. </text:span></text:p>
      <text:p text:style-name="P127"><text:tab/><text:span text:style-name="T97">Inside of the castle though, the game play now revolves around the player finding their way up the five levels, to fight the dragon </text:span><text:span text:style-name="T99">Dranomdrentyn. </text:span><text:span text:style-name="T100">Inside the castle the player will be up against various obstacles.</text:span></text:p>
      <text:p text:style-name="P127"><text:span text:style-name="T100"/></text:p>
      <text:p text:style-name="P128"><text:span text:style-name="T98">1. Enemies:</text:span></text:p>
      <text:p text:style-name="P128"><text:tab/>The spawned creatures from the dragon have taken up residence in the castle. Some will guard rooms, while others will wander around the castle. Once the player reaches the third floor some enemies will maneuver around towards the player to initiate combat.</text:p>
      <text:p text:style-name="P128"/>
      <text:p text:style-name="P128">2. Traps:</text:p>
      <text:p text:style-name="P128"><text:tab/>The enemy has set traps to stop any would be invaders from making any real progress in the castle. <text:span text:style-name="T101">Depending on the character class there are a couple of ways that the player can spot these traps. </text:span><text:span text:style-name="T102">Chests can also be trapped.</text:span></text:p>
      <text:p text:style-name="P128"/>
      <text:p text:style-name="P128"><text:tab/><text:span text:style-name="T101">Fighter:</text:span></text:p>
      <text:p text:style-name="P128"><text:tab/><text:span text:style-name="T101">The fighter can only see traps when they are right in front of them. They CAN buy a <text:tab/>spell scroll that will show traps from further away.</text:span></text:p>
      <text:p text:style-name="P128"/>
      <text:p text:style-name="P128"><text:tab/><text:span text:style-name="T101">Mage:</text:span></text:p>
      <text:p text:style-name="P128"><text:tab/><text:span text:style-name="T101">The mage can’t see traps, but can cast a spell that will last UNTIL they are on either <text:tab/>the next floor OR they have left the castle back to the courtyard.</text:span></text:p>
      <text:p text:style-name="P128"/>
      <text:p text:style-name="P128"><text:tab/><text:span text:style-name="T101">Ranger:</text:span></text:p>
      <text:p text:style-name="P128"><text:tab/><text:span text:style-name="T101">The ranger can spot traps from far away.</text:span></text:p>
      <text:p text:style-name="P128"/>
      <text:p text:style-name="P129">3. Locked/Stuck Doors:</text:p>
      <text:p text:style-name="P129"><text:tab/>Some doors in the castle will be locked or ‘stuck’. A ‘stuck’ door can be opened or ‘un-stuck’ from the other side. Locked doors will either require a key or a switch to open. Switches are physical switches that the player can toggle or they are special switches that require <text:span text:style-name="T102">items to be placed somewhere. For example a stone sword needs to be placed in the hand of a statue, or a gem returned to a stand. </text:span></text:p>
      <text:p text:style-name="P129"><text:tab/><text:span text:style-name="T102">Some wood doors that are locked can also be broken open. This is only for the fighter and mage. The fighter can attack it with their sword (taking equipment damage while doing so) or the mage can use a spell (which costs mana). The Ranger has the option to pick the lock, but this will require a lock pick. They can be bought from the tavern, but each attempt costs a lock pick. </text:span></text:p>
      <text:p text:style-name="P125"/>
      <text:p text:style-name="P125"/>
      <text:p text:style-name="P10"><text:soft-page-break/>NPCs</text:p>
      <text:p text:style-name="P10"><text:span text:style-name="T66"><text:tab/>Here is the list of the NPC’s that the player can find in the castle courtyard. </text:span><text:span text:style-name="T73">Outside of the </text:span><text:span text:style-name="T74">castle remains a small contingent of people who have decided to stay to hold the monsters in the castle. This not only consists of soldiers or knights, but peasants as well who’s job it is to support the effort to defeat the dragon. </text:span><text:span text:style-name="T75">As a reminder the overall mood for each NPC is being tired. They have been fighting a war for the last six months or so. They are exhausted, and impatient. Along with that they have also grown more nihilistic and hopeless.</text:span></text:p>
      <text:p text:style-name="P23"/>
      <text:p text:style-name="P24">1. King Benion:</text:p>
      <text:p text:style-name="P24"><text:tab/>The King of Ivalyn Castle and the surrounding countryside.</text:p>
      <text:p text:style-name="P24"/>
      <text:p text:style-name="P24">2. Princess Vitoria:</text:p>
      <text:p text:style-name="P24"><text:tab/>The daughter of King Benion. <text:span text:style-name="T76">The princess is renown throughout the land for her stunning beauty, the same as her mother was.</text:span></text:p>
      <text:p text:style-name="P24"/>
      <text:p text:style-name="P26">3. Rhain <text:span text:style-name="T80">the </text:span>Knight Commander:</text:p>
      <text:p text:style-name="P25"><text:tab/>The commander of King Benion’s knights. The knight commander was wounded while getting the King out during the initial invasion and now he has a hard time walking. He now helps organize raids into the castle and will be the ‘trainer’ for the player after visiting the King at the beginning of the game. </text:p>
      <text:p text:style-name="P25"/>
      <text:p text:style-name="P25">4. Anwill <text:span text:style-name="T80">the Blacksmith</text:span>:</text:p>
      <text:p text:style-name="P25"><text:tab/>The blacksmith at Ivalyn. Anwill will tend to any repairs that you need, for a fee. He has sent his wife and children away and stayed behind to take care of the arms for the King’s knights. He hopes he can leave and see his family soon. That the King will call for them to ‘retreat’. </text:p>
      <text:p text:style-name="P25"/>
      <text:p text:style-name="P100"><text:span text:style-name="T21">5.</text:span><text:span text:style-name="T22"> Maddock </text:span><text:span text:style-name="T30">the Scholar</text:span><text:span text:style-name="T22">:</text:span></text:p>
      <text:p text:style-name="P27"><text:tab/>A scholar who is inside the upper levels of the church researching dragons using the priests old records. The priest, Samlet, was murdered by some suspicious towns folk who accused him of summoning the dragon. </text:p>
      <text:p text:style-name="P27"/>
      <text:p text:style-name="P28">6. Cynog <text:span text:style-name="T80">the Knight</text:span>:</text:p>
      <text:p text:style-name="P28"><text:tab/>A knight who helps guard the castle doors. He has fought in most of the raids that have gone into the castle. He is a good source of information, but is very suspicious of the player and will grow to become jealous of him. </text:p>
      <text:p text:style-name="P28"/>
      <text:p text:style-name="P30">7. Hafren <text:span text:style-name="T80">the </text:span>Lady-in-Waiting:</text:p>
      <text:p text:style-name="P29"><text:tab/>Hafren serves Princess Vitoria. She is very close to her and does not really like the player. She lets the player know that the offer to take the Princess as his wife if he defeats the dragon, is not one the Princess approves of.</text:p>
      <text:p text:style-name="P29"/>
      <text:p text:style-name="P101"><text:span text:style-name="T20">8. </text:span><text:span text:style-name="T23">Rhoslyn:</text:span></text:p>
      <text:p text:style-name="P31"><text:tab/>A lady of the night. She also craves adventure and will offer her services to the player.</text:p>
      <text:p text:style-name="P31"/>
      <text:p text:style-name="P32">9. Bevan <text:span text:style-name="T79">the Bartender</text:span>:</text:p>
      <text:p text:style-name="P32"><text:tab/>There is an inn with a bartender name Bevan. He is there to help lift the spirits of the men who have remained at Castle Ivalyn. </text:p>
      <text:p text:style-name="P32"><text:soft-page-break/></text:p>
      <text:p text:style-name="P102"><text:span text:style-name="T20">10. </text:span><text:span text:style-name="T24">Elgar:</text:span></text:p>
      <text:p text:style-name="P102"><text:span text:style-name="T24"><text:tab/>A swordsman who has come to kill the dragon and win over Princess Vitoria’s hand in marriage. Elgar will sometimes be found inside of the castle looking over some loot. Eventually you find him dead on the 3</text:span><text:span text:style-name="T77">rd</text:span><text:span text:style-name="T24"> floor. When he’s not dead on the 3</text:span><text:span text:style-name="T77">rd</text:span><text:span text:style-name="T24"> floor he can be found in the Inn and Tavern.</text:span></text:p>
      <text:p text:style-name="P33"/>
      <text:p text:style-name="P103"><text:span text:style-name="T20">11. </text:span><text:span text:style-name="T25">Ynyr </text:span><text:span text:style-name="T29">the Court Mage</text:span><text:span text:style-name="T25">:</text:span></text:p>
      <text:p text:style-name="P34"><text:tab/>The court mage. He is fairly weak but that is just due to his age. He is working on trying to heal Benion but being old and injured himself, he’s unable to do much. He is a pervvy old man who lusts over Princess Vitoria.</text:p>
      <text:p text:style-name="P34"/>
      <text:p text:style-name="P104"><text:span text:style-name="T20">12.</text:span><text:span text:style-name="T26"> </text:span><text:span text:style-name="T27">Sion </text:span><text:span text:style-name="T31">the Squire</text:span><text:span text:style-name="T27">:</text:span></text:p>
      <text:p text:style-name="P35"><text:tab/>The squire for the Knight Commander. A younger man, Sion is privy to a lot of the scuttlebutt around the courtyard.</text:p>
      <text:p text:style-name="P35"/>
      <text:p text:style-name="P105"><text:span text:style-name="T20">13. </text:span><text:span text:style-name="T28">Twm the Bard:</text:span></text:p>
      <text:p text:style-name="P105"><text:span text:style-name="T20"><text:tab/></text:span><text:span text:style-name="T28">Looking to make money bringing levity, and to get in on ground zero for some new lore in which to sing and profit, Twn is a middle aged bard who resides in the Tavern. Twn is dismissive at first but comes around and begins to ask the player for more information regarding their time inside of the castle.</text:span></text:p>
      <text:p text:style-name="P36"/>
      <text:p text:style-name="P105"><text:span text:style-name="T20">14. </text:span><text:span text:style-name="T28">Dilys the Barmaid:</text:span></text:p>
      <text:p text:style-name="P37"><text:tab/>Dilys works in the tavern. She was wounded earlier in her life and is missing an arm. She is still able to complete her job though and is the only female character in the game that gets any kind of respect from the males.</text:p>
      <text:p text:style-name="P37"/>
      <text:p text:style-name="P105"><text:span text:style-name="T20">15. </text:span><text:span text:style-name="T29">Eurion the Priest:</text:span></text:p>
      <text:p text:style-name="P38"><text:tab/>Eurion is a priest who arrived after hearing that the previous priest had died. He is there to give spiritual relief to those fighting, although most of them have become hopeless and don’t rely much on Eurion. He is probably the only hopeful character in the game but has also begun to grow impatient with everyone there.</text:p>
      <text:p text:style-name="P38"/>
      <text:p text:style-name="P118"><text:span text:style-name="T29">1</text:span><text:span text:style-name="T20">6. Seimon the Advisor:</text:span></text:p>
      <text:p text:style-name="P39"><text:tab/>Seimon is the top advisor to King Benion. He is cold and calculating.</text:p>
      <text:p text:style-name="P38"/>
      <text:p text:style-name="P38"><text:tab/>There are also many generic NPCs that the player can find in the courtyard. Knights, wash women, stable workers, ect. These NPCs are only identified by their titles and will pull their dialogue from a set JSON file for each of their trades. </text:p>
      <text:p text:style-name="P105"><text:span text:style-name="T29"><text:tab/></text:span><text:span text:style-name="T34">Some of these are; Soldiers, Knights, Gravediggers, Washwomen, Stable Boys, Squires, Children, Prostitutes, Advisors, Adventurers, </text:span><text:span text:style-name="T35">Cooks, </text:span><text:span text:style-name="T34">and more.</text:span></text:p>
      <text:p text:style-name="P105"><text:span text:style-name="T34"/></text:p>
      <text:p text:style-name="P105"><text:span text:style-name="T34"/></text:p>
      <text:p text:style-name="P105"><text:span text:style-name="T34"/></text:p>
      <text:p text:style-name="P105"><text:span text:style-name="T34"/></text:p>
      <text:p text:style-name="P105"><text:span text:style-name="T34"/></text:p>
      <text:p text:style-name="P105"><text:span text:style-name="T34"/></text:p>
      <text:p text:style-name="P105"><text:span text:style-name="T34"/></text:p>
      <text:p text:style-name="P105"><text:span text:style-name="T34"/></text:p>
      <text:p text:style-name="P38"/>
      <text:p text:style-name="P106"><text:soft-page-break/><text:span text:style-name="T52">L</text:span><text:span text:style-name="T51">ocations:</text:span></text:p>
      <text:p text:style-name="P106"><text:span text:style-name="T20"><text:tab/></text:span><text:span text:style-name="T32">Outside of the castle is the small courtyard. Here King Benion has setup a small camp focused on reclaiming the castle from the dragon and his dark army. Here soldiers and peasants alike are cramped together in a small living space where they make the best of it in preparing raids, repairing armor and weapons, </text:span><text:span text:style-name="T33">burying their dead, </text:span><text:span text:style-name="T32">and planning their next move.</text:span></text:p>
      <text:p text:style-name="P40"/>
      <text:p text:style-name="P41">1. Church:</text:p>
      <text:p text:style-name="P107"><text:span text:style-name="T20"><text:tab/></text:span><text:span text:style-name="T33">The small church was once a place for knights to go and seek spiritual enlightenment. Now it is King Benion’s makeshift command center. A new throne was moved in, and from here the King and his advisors plan out their next move. </text:span></text:p>
      <text:p text:style-name="P42"><text:tab/>The church is a two story building with the top holding the King’s bedroom (the previous priests bedroom) and a small library where Maddock the Scholar works to find any kind of information that could give the King an advantage in his fight to reclaim the castle. </text:p>
      <text:p text:style-name="P43"><text:tab/>There is also a small room that has been turned into the princesses bedroom.</text:p>
      <text:p text:style-name="P42"/>
      <text:p text:style-name="P108"><text:span text:style-name="T20">2. </text:span><text:span text:style-name="T34">Tavern:</text:span></text:p>
      <text:p text:style-name="P108"><text:span text:style-name="T34"><text:tab/>Here knights a</text:span><text:span text:style-name="T35">nd peasants alike come to drown their sorrows or get a bit of food. While the citizens are given free food, adventurers must pay for the tavern’s services. This includes room and board on the second level.</text:span></text:p>
      <text:p text:style-name="P45"/>
      <text:p text:style-name="P46">3. Graveyard:</text:p>
      <text:p text:style-name="P109"><text:span text:style-name="T20"><text:tab/>A small graveyard where only knights are buried. Other dead are left where they lay inside of the castle due to difficulty getting out, </text:span><text:span text:style-name="T36">or just taken outside of the city. The idea of having the knights buried near the castle is to honor them once this is over. They will become part of the castle lore.</text:span></text:p>
      <text:p text:style-name="P44"/>
      <text:p text:style-name="P110"><text:span text:style-name="T20">4. </text:span><text:span text:style-name="T37">Forge:</text:span></text:p>
      <text:p text:style-name="P47"><text:tab/>Here the blacksmith works to repair the armor and weapons for those fighting in the castle.</text:p>
      <text:p text:style-name="P47"/>
      <text:p text:style-name="P111"><text:span text:style-name="T20">5. </text:span><text:span text:style-name="T38">Barracks:</text:span></text:p>
      <text:p text:style-name="P48"><text:tab/>While usually a place for the castle guards to sleep, it is now overrun with soldiers who are going out on raids. Here soldiers gamble, fight, sleep, and gossip when not on duty.</text:p>
      <text:p text:style-name="P48"/>
      <text:p text:style-name="P112"><text:span text:style-name="T20">6. </text:span><text:span text:style-name="T39">Boardhouse:</text:span></text:p>
      <text:p text:style-name="P49"><text:tab/>A building that has been repurposed to house a lot of the peasant workers who are on the site to help with the battle to reclaim the castle. A lot like the boarding house, but less dangerous.</text:p>
      <text:p text:style-name="P49"/>
      <text:p text:style-name="P50">7. Stables:</text:p>
      <text:p text:style-name="P50"><text:tab/>Here horses are kept, those belonging mostly to the King’s messengers. They have to ride fast in order to avoid any magic attacks from the dragon who seems to be casting them at riders or soldiers who are outside of the courtyard.</text:p>
      <text:p text:style-name="P50"/>
      <text:p text:style-name="P50">8. Training Grounds:</text:p>
      <text:p text:style-name="P50"><text:tab/>A small area where knights train. Here the Knight Commander sits at his post as he is now unable to continue taking the fight in the castle.</text:p>
      <text:p text:style-name="P50"/>
      <text:p text:style-name="P50"/>
      <text:p text:style-name="P11"><text:soft-page-break/>Main Quest:</text:p>
      <text:p text:style-name="P51"><text:tab/></text:p>
      <text:p text:style-name="P113"><text:span text:style-name="T20"><text:tab/>The main quest of the game is made up of very few missions. The opening consists of seeing the King, besting the Knight Commander in a sparring match, and then clearing out the dungeon levels ultimately leading to the roof where a fight against the dragon <text:s/></text:span><text:span text:style-name="T41">Dranomdrentyn </text:span><text:span text:style-name="T40">end with him morphing back into a human who the player can spare or execute. Either way it ends with him being executed by King Benion after providing the player with some exposition. In the end the player then takes Princess Vitoria and rides off with their new bride to a new estate where a small castle will be built for them. </text:span></text:p>
      <text:p text:style-name="P52"/>
      <text:p text:style-name="P12">Inventory/Equipment</text:p>
      <text:p text:style-name="P53"/>
      <text:p text:style-name="P114"><text:span text:style-name="T40"><text:tab/></text:span><text:span text:style-name="T42">Throughout the game the player will have access to various </text:span><text:span text:style-name="T43">items</text:span><text:span text:style-name="T42"> </text:span><text:span text:style-name="T43">and equipment services </text:span><text:span text:style-name="T42">that will help them in their quest to reclaim Ivalyn castle. </text:span></text:p>
      <text:p text:style-name="P114"><text:span text:style-name="T42"><text:tab/></text:span><text:span text:style-name="T43">The player will automatically arrive with starting equipment, along with some basic items, that can be upgraded from either the blacksmith or the priest (spellbook upgrades). Outside of equipment the player will have access to the following items to assist them on their quest:</text:span></text:p>
      <text:p text:style-name="P54"/>
      <text:p text:style-name="P54">1. Food:</text:p>
      <text:p text:style-name="P54"><text:tab/>If the player rests at a fireplace inside of the castle they will consume a single food ration automatically, which will replenish their hp/mp. Can be bought at the tavern.</text:p>
      <text:p text:style-name="P54"/>
      <text:p text:style-name="P55">2. Health Potion:</text:p>
      <text:p text:style-name="P55"><text:tab/>There are a number of set health potions you can buy per level of the castle. The priest will sell you that set number (to be determined during development) and once he’s out he’s out until you progress to the next level of the dungeon. Left over amount does NOT carry over to the next dungeon level.</text:p>
      <text:p text:style-name="P55"/>
      <text:p text:style-name="P55">3. Mana Potion:</text:p>
      <text:p text:style-name="P55"><text:tab/>Similar to the health potion, the priest will only sell a set amount (same as the health potion) per level you’ve completed. Amount does NOT carry over to next level.</text:p>
      <text:p text:style-name="P55"/>
      <text:p text:style-name="P115"><text:span text:style-name="T40">4. </text:span><text:span text:style-name="T44">Torch:</text:span></text:p>
      <text:p text:style-name="P56"><text:tab/>Used to light fireplaces inside the castle rest area in order to rest and possibly eat and regain health/mana if the player has a food ration in their inventory.</text:p>
      <text:p text:style-name="P56"/>
      <text:p text:style-name="P116"><text:span text:style-name="T44">5. </text:span><text:span text:style-name="T40">Arrows:</text:span></text:p>
      <text:p text:style-name="P57"><text:tab/>Ranger only item, that will auto-equip whenever it enters the player’s inventory. If the player is NOT a ranger then the blacksmith won’t offer the item for sale.</text:p>
      <text:p text:style-name="P57"/>
      <text:p text:style-name="P58">6. <text:span text:style-name="T103">Lock Pick</text:span>:</text:p>
      <text:p text:style-name="P58"><text:tab/><text:span text:style-name="T103">Lock picks are ranger only items. They are used to try and pick locked doors in the castle.</text:span></text:p>
      <text:p text:style-name="P58"/>
      <text:p text:style-name="P58">7. Door Key:</text:p>
      <text:p text:style-name="P58"><text:tab/>The key needed to open the door to the next level. When used the key will disappear, the same as the small key.</text:p>
      <text:p text:style-name="P58"/>
      <text:p text:style-name="P59"/>
      <text:p text:style-name="P59"><text:soft-page-break/>8. Gold:</text:p>
      <text:p text:style-name="P59"><text:tab/>While an inventory item, gold will also possibly appear on the HUD as well. Used as currency in Castle Ivalyn.</text:p>
      <text:p text:style-name="P59"/>
      <text:p text:style-name="P59"><text:tab/></text:p>
      <text:p text:style-name="P60"><text:tab/>The starting equipment for each class is subject to change as development proceeds, but as for now will be as listed:</text:p>
      <text:p text:style-name="P60"/>
      <text:p text:style-name="P61">Fighter:</text:p>
      <text:p text:style-name="P61"><text:tab/>Longsword, Shield, Health potion, Three Rations, Fifty Gold.</text:p>
      <text:p text:style-name="P61"/>
      <text:p text:style-name="P61">Ranger:</text:p>
      <text:p text:style-name="P61"><text:tab/>Bow, Twenty Arrows, Health Potion, Five Rations, Twenty Gold.</text:p>
      <text:p text:style-name="P61"/>
      <text:p text:style-name="P61">Mage:</text:p>
      <text:p text:style-name="P61"><text:tab/>Staff, Spellbook,, Mana Potion, Five Rations, One-Hundred Gold.</text:p>
      <text:p text:style-name="P61"/>
      <text:p text:style-name="P61"/>
      <text:p text:style-name="P13">Spells:</text:p>
      <text:p text:style-name="P62"/>
      <text:p text:style-name="P62"><text:tab/>If the player chooses the mage class, they will start the game with a spellbook (they are also the only class that has access to a spellbook). This spellbook will start with two spells (fireball, shield) but can have more added as the game moves along. Spells will be added to the player’s spellbook by purchasing more spells from the Priest in the courtyard. <text:tab/></text:p>
      <text:p text:style-name="P119"><text:span text:style-name="T2"><text:tab/></text:span><text:span text:style-name="T12">Some spells can be dodged by the enemy, or blocked if they have a magic barrier shield ability. The same way the player can block spells with his shield as well. </text:span></text:p>
      <text:p text:style-name="P63"/>
      <text:p text:style-name="P83">* this spell list is subject to change during development, along with the ability to buy spells from the priest</text:p>
      <text:p text:style-name="P62"/>
      <text:p text:style-name="P62"/>
      <text:p text:style-name="P62">Attack Spells:</text:p>
      <text:p text:style-name="P62"/>
      <text:p text:style-name="P120"><text:span text:style-name="T2">Magic Missle: Shoots a missle at the enemy which can be </text:span><text:span text:style-name="T13">dodged, possibly blocked.</text:span></text:p>
      <text:p text:style-name="P121"><text:span text:style-name="T13">E</text:span><text:span text:style-name="T2">ngulf: Engulfs the enemy in flames. The enemy cannot be dodged or blocked.</text:span></text:p>
      <text:p text:style-name="P64">Ice Bolt: An ice version of the magic missle that is ‘harder’ to dodge.</text:p>
      <text:p text:style-name="P64">Stun: Has a chance to stun enemies. Cannot be dodged or blocked.</text:p>
      <text:p text:style-name="P65"/>
      <text:p text:style-name="P65">Defense Spells:</text:p>
      <text:p text:style-name="P65"/>
      <text:p text:style-name="P65">Shield: Creates a magic shield that blocks 90% of all damage</text:p>
      <text:p text:style-name="P65">Heal: Heals the player but takes time to cast</text:p>
      <text:p text:style-name="P64">Invisible: Causes the mage to become invisible. Most enemies will not attack during this.</text:p>
      <text:p text:style-name="P64"/>
      <text:p text:style-name="P131">Utility Spells:</text:p>
      <text:p text:style-name="P64"/>
      <text:p text:style-name="P131">These spells are used to do thinks like spot traps or unlock doors. Scrolls can be bought for both of these if the player is a fighter.</text:p>
      <text:p text:style-name="P64"/>
      <text:p text:style-name="P64"/>
      <text:p text:style-name="P15"><text:soft-page-break/>Stats/Leveling</text:p>
      <text:p text:style-name="P71"/>
      <text:p text:style-name="P15"><text:span text:style-name="T66"><text:tab/>How this game handles stats and leveling up will not stray too far from traditional RPG faire. With the character killing enemies, or solving puzzles, to gain XP until they reach the XP cap or the next level. Once the level is reached the player will then be given an opportunity to raise an attribute of their choice. These attributes will vary depending upon the class the player chooses. </text:span></text:p>
      <text:p text:style-name="P71"><text:tab/>The Fighter will be able to upgrade Strength(weapon damage), Stamina(decrease stamina cost), or Health(decrease incoming damage).</text:p>
      <text:p text:style-name="P71"><text:tab/>The Mage will be able to upgrade Wisdom(magic damange), Mana(decrease spell costs), or Health(decrease incoming damage).</text:p>
      <text:p text:style-name="P71"><text:tab/>The Ranger will have the same stat upgrades as the Fighter.</text:p>
      <text:p text:style-name="P64"><text:tab/><text:span text:style-name="T89">When it comes to how damage is dealth there is a simple formula that will be used to determine how much is done:</text:span></text:p>
      <text:p text:style-name="P64"/>
      <text:p text:style-name="P64"><text:tab/><text:span text:style-name="T89">Skill + Attack/Spell = Sum/2 = Damage</text:span></text:p>
      <text:p text:style-name="P64"/>
      <text:p text:style-name="P64"><text:tab/><text:span text:style-name="T89">This formula is used for enemy attacks/spells as well. </text:span></text:p>
      <text:p text:style-name="P64"><text:tab/><text:span text:style-name="T89">If the player is using a restorative spell, then it will heal using the same formula to determine how much health is recovered.</text:span></text:p>
      <text:p text:style-name="P64"/>
      <text:p text:style-name="P64"><text:tab/><text:span text:style-name="T89">When the player starts the game and chooses a class they can then roll to see how many points are awarded the classes attributes with a minimum of 3 to a maximum of 10.</text:span></text:p>
      <text:p text:style-name="P64"/>
      <text:p text:style-name="P64"><text:tab/><text:span text:style-name="T89">For leveling up the XP will use this formula to determine the next amount of XP needed:</text:span></text:p>
      <text:p text:style-name="P64"/>
      <text:p text:style-name="P64"><text:tab/><text:span text:style-name="T89">(Max XP + 100) * 2</text:span></text:p>
      <text:p text:style-name="P64"/>
      <text:p text:style-name="P64"><text:tab/><text:span text:style-name="T90">This will be calculated upon the player gaining a level. When that happens a screen will come up post battle, along with a small chime that will play, letting the player choose an attribute to level up </text:span><text:span text:style-name="T91">OR to just skip and therefore lose the opportunity. Hopefully this will create some replay value with ‘level one’ runs</text:span><text:span text:style-name="T90">. </text:span></text:p>
      <text:p text:style-name="P64"><text:tab/><text:span text:style-name="T90">There is a maximum level the player can gain, and that is 20. </text:span></text:p>
      <text:p text:style-name="P64"><text:tab/><text:span text:style-name="T91">The experience given by an enemy is based on their own level. This will award advantaged players who take on higher level enemies. </text:span><text:span text:style-name="T92">If the enemy is the same level as the player they are awarded a set amount of XP (for example 20 </text:span><text:span text:style-name="T93">xp</text:span><text:span text:style-name="T92">). If the player is one level below then </text:span><text:span text:style-name="T94">the amount is subtracted by 10%*difference: (20 – (20 * 0.</text:span><text:span text:style-name="T95">n</text:span><text:span text:style-name="T94">)). If it’s a level above then its the same formula but it goes up by 10%*difference instead: (20 + (20 * 0.</text:span><text:span text:style-name="T95">n</text:span><text:span text:style-name="T94">)). </text:span></text:p>
      <text:p text:style-name="P64"/>
      <text:p text:style-name="P64"><text:tab/><text:span text:style-name="T63">* </text:span><text:span text:style-name="T64">this is of course all subject to change as the game is developed. There may need to be <text:tab/>some adjustments to make the game play more cohesive.</text:span></text:p>
      <text:p text:style-name="P64"/>
      <text:p text:style-name="P14"/>
      <text:p text:style-name="P14"/>
      <text:p text:style-name="P14"/>
      <text:p text:style-name="P14"/>
      <text:p text:style-name="P14"/>
      <text:p text:style-name="P14"/>
      <text:p text:style-name="P14"/>
      <text:p text:style-name="P14"><text:soft-page-break/>Enemies</text:p>
      <text:p text:style-name="P66"/>
      <text:p text:style-name="P66"><text:tab/>The dragon appears to have the ability to open up a gateway and flood the castle with an endless supply of twisted beings who seem to be under it’s control. </text:p>
      <text:p text:style-name="P66"><text:tab/>The enemies in the game are based on the sprites in the purchased asset pack. They range from various monsters to humanoid enemies. The enemies will NOT be listed in here but will be formed dynamically as they are being created based on the sprites provided by Oryx.</text:p>
      <text:p text:style-name="P66"><text:tab/>Outside of the ‘basic’ enemies that are in the castle, each floor will have a special enemy that holds the key to the next floor. These are also based on the pre-made sprites. </text:p>
      <text:p text:style-name="P67"/>
      <text:p text:style-name="P67"/>
      <text:p text:style-name="P117"><text:span text:style-name="T14">U</text:span><text:span text:style-name="T2">I</text:span></text:p>
      <text:p text:style-name="P68"/>
      <text:p text:style-name="P68"><text:tab/>The UI of the game will cover around thirty percent of the bottom of the screen. The purpose is, of course, to provide the player with up to date data concerning the player’s health, mana, gold, ect. The HUD will differ depending on the class chosen by the player at the beginning of the game but will require the following:</text:p>
      <text:p text:style-name="P68"/>
      <text:p text:style-name="P68"><text:tab/>Player HP</text:p>
      <text:p text:style-name="P68"><text:tab/>Player MP (mage only)</text:p>
      <text:p text:style-name="P117"><text:span text:style-name="T40"><text:tab/>Player St</text:span><text:span text:style-name="T45">amina</text:span><text:span text:style-name="T40"> (Ranger/Fighter)</text:span></text:p>
      <text:p text:style-name="P68"><text:tab/>Player Gold</text:p>
      <text:p text:style-name="P117"><text:span text:style-name="T40"><text:tab/>Equipment Condition (Fighter/</text:span><text:span text:style-name="T46">Ranger</text:span><text:span text:style-name="T40">)</text:span></text:p>
      <text:p text:style-name="P117"><text:span text:style-name="T40"><text:tab/></text:span><text:span text:style-name="T46">Shield Condition (Fighter)</text:span></text:p>
      <text:p text:style-name="P68"><text:tab/>Arrow Count (Ranger)</text:p>
      <text:p text:style-name="P117"><text:span text:style-name="T40"><text:tab/></text:span><text:span text:style-name="T47">Current Item (can be selected using bumper buttons)</text:span></text:p>
      <text:p text:style-name="P68"/>
      <text:p text:style-name="P117"><text:span text:style-name="T40"><text:tab/></text:span><text:span text:style-name="T46">There will also be a ‘paused’ display when the game is paused.</text:span></text:p>
      <text:p text:style-name="P69"/>
      <text:p text:style-name="P69"><text:tab/>The player will also have access to a menu where they can open their inventory, check their status or quit the game.</text:p>
      <text:p text:style-name="P69"/>
      <text:p text:style-name="P117"><text:span text:style-name="T46"><text:tab/></text:span><text:span text:style-name="T48">The HUD will have a pixel outline using one of the outline tile sets in the Oryx asset pack.</text:span></text:p>
      <text:p text:style-name="P70"/>
      <text:p text:style-name="P122"><text:span text:style-name="T48">* </text:span><text:span text:style-name="T49">whether the HUD will just cover the bottom of the screen or if there will be a border that surrounds the entire screen will be A/B tested during development.</text:span></text:p>
      <text:p text:style-name="P75"/>
      <text:p text:style-name="P75"/>
      <text:p text:style-name="P123"><text:span text:style-name="T15">S</text:span><text:span text:style-name="T2">aving/Loading</text:span></text:p>
      <text:p text:style-name="P76"/>
      <text:p text:style-name="P76"><text:tab/>The player can save their game at two places. When they light a fire in an empty fireplace in the castle (once lit the fireplaces will remain lit for a set amount of time before the fire goes out), and when they stay at the tavern.</text:p>
      <text:p text:style-name="P123"><text:span text:style-name="T40"><text:tab/>Loading can </text:span><text:span text:style-name="T50">be done when starting the game, from the main menu, or from the game menu. This will allow the player to reload a game at any time.</text:span></text:p>
      <text:p text:style-name="P93">Technical Notes</text:p>
      <text:p text:style-name="P94"/>
      <text:p text:style-name="P72"><text:span text:style-name="T86">Game Engine</text:span><text:span text:style-name="T84">: Godot 4</text:span></text:p>
      <text:p text:style-name="P82">Development Platform<text:span text:style-name="T81">: Linux (Pop_OS)</text:span></text:p>
      <text:p text:style-name="P72"><text:span text:style-name="T86">Resolution</text:span><text:span text:style-name="T84">: </text:span><text:span text:style-name="T96">640x360</text:span></text:p>
      <text:p text:style-name="P73"><text:span text:style-name="T86">Aspect Ratio</text:span><text:span text:style-name="T84">: 16:9</text:span></text:p>
      <text:p text:style-name="P73"><text:span text:style-name="T87">Color Palette</text:span><text:span text:style-name="T85">: Apple II</text:span></text:p>
      <text:p text:style-name="P73"><text:span text:style-name="T87">Sprite/Tile Size</text:span><text:span text:style-name="T85">: 16x24</text:span><text:span text:style-name="T84"> </text:span></text:p>
      <text:p text:style-name="P77">Save File<text:span text:style-name="T81">: .iva</text:span></text:p>
      <text:p text:style-name="P80">SFX<text:span text:style-name="T81">:</text:span> <text:span text:style-name="T81">.wav</text:span></text:p>
      <text:p text:style-name="P80">OST<text:span text:style-name="T81">: .</text:span><text:span text:style-name="T82">ogg</text:span><text:span text:style-name="T81"> </text:span></text:p>
      <text:p text:style-name="P81">Target Platforms<text:span text:style-name="T81">: Windows, MacOS, Linux(debian)</text:span></text:p>
      <text:p text:style-name="P74"/>
      <text:p text:style-name="P78">Sprite Editor<text:span text:style-name="T81">: Aseprite</text:span></text:p>
      <text:p text:style-name="P78">Audio DAW<text:span text:style-name="T81">: Garageband</text:span></text:p>
      <text:p text:style-name="P79">Script Editor<text:span text:style-name="T81">: VSCo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dieval Pixel" svg:font-family="'Medieval Pixe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2:00:52.594871374</meta:creation-date>
    <dc:date>2024-08-19T21:02:30.927948945</dc:date>
    <meta:editing-duration>PT20H4M9S</meta:editing-duration>
    <meta:editing-cycles>116</meta:editing-cycles>
    <meta:generator>LibreOffice/7.3.7.2$Linux_X86_64 LibreOffice_project/30$Build-2</meta:generator>
    <meta:document-statistic meta:table-count="0" meta:image-count="0" meta:object-count="0" meta:page-count="15" meta:paragraph-count="225" meta:word-count="4917" meta:character-count="27452" meta:non-whitespace-character-count="22586"/>
  </office:meta>
</office:document-meta>
</file>